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fo:border="0.74pt solid #000000"/>
    </style:style>
    <style:style style:name="ce7" style:family="table-cell" style:parent-style-name="Default" style:data-style-name="N10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 style:data-style-name="N109">
      <style:table-cell-properties fo:border="none"/>
    </style:style>
    <style:style style:name="ce9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 style:data-style-name="N109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 style:data-style-name="N109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 style:data-style-name="N109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9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9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9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7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8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9" style:family="table-cell" style:parent-style-name="Default" style:data-style-name="N109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40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1" style:family="table-cell" style:parent-style-name="Default" style:data-style-name="N109">
      <style:table-cell-properties style:vertical-align="middle"/>
    </style:style>
    <style:style style:name="ce42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 style:data-style-name="N109">
      <style:table-cell-properties fo:border-bottom="none" fo:border-left="none" fo:border-right="none" fo:border-top="0.74pt solid #000000" style:vertical-align="middle"/>
    </style:style>
    <style:style style:name="ce44" style:family="table-cell" style:parent-style-name="Default" style:data-style-name="N109">
      <style:table-cell-properties style:text-align-source="fix" style:repeat-content="false" fo:border="none"/>
      <style:paragraph-properties fo:text-align="end" fo:margin-left="0mm"/>
    </style:style>
    <style:style style:name="ce45" style:family="table-cell" style:parent-style-name="Default" style:data-style-name="N109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49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 style:data-style-name="N109">
      <style:table-cell-properties style:text-align-source="fix" style:repeat-content="false" fo:border="none"/>
      <style:paragraph-properties fo:text-align="start" fo:margin-left="0mm"/>
    </style:style>
    <style:style style:name="ce51" style:family="table-cell" style:parent-style-name="Default" style:data-style-name="N109">
      <style:table-cell-properties fo:border-bottom="none" fo:border-left="none" fo:border-right="0.74pt solid #000000" fo:border-top="0.74pt solid #000000" style:vertical-align="middle"/>
    </style:style>
    <style:style style:name="ce52" style:family="table-cell" style:parent-style-name="Default" style:data-style-name="N109">
      <style:table-cell-properties fo:border-bottom="none" fo:border-left="none" fo:border-right="0.74pt solid #000000" fo:border-top="none"/>
    </style:style>
    <style:style style:name="ce53" style:family="table-cell" style:parent-style-name="Default" style:data-style-name="N109">
      <style:table-cell-properties fo:border-bottom="none" fo:border-left="none" fo:border-right="0.74pt solid #000000" fo:border-top="0.74pt solid #000000"/>
    </style:style>
    <style:style style:name="ce54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9mm" svg:height="89.8mm" svg:x="240.36mm" svg:y="274.04mm">
            <loext:p draw:notify-on-update-of-ranges="Sheet1.B3:Sheet1.B3 Sheet1.C1:Sheet1.C1 Sheet1.C3:Sheet1.C3 Sheet1.D1:Sheet1.D1 Sheet1.D3:Sheet1.D3 Sheet1.E1:Sheet1.E1 Sheet1.E3:Sheet1.E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7.32mm" svg:y="274.82mm">
            <loext:p draw:notify-on-update-of-ranges="Sheet1.B2:Sheet1.B2 Sheet1.C1:Sheet1.C1 Sheet1.C2:Sheet1.C2 Sheet1.D1:Sheet1.D1 Sheet1.D2:Sheet1.D2 Sheet1.E1:Sheet1.E1 Sheet1.E2:Sheet1.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86mm" svg:height="90.03mm" svg:x="69.79mm" svg:y="385.04mm">
            <loext:p draw:notify-on-update-of-ranges="Sheet1.I4:Sheet1.I5 Sheet1.J3:Sheet1.J3 Sheet1.J4:Sheet1.J5 Sheet1.K3:Sheet1.K3 Sheet1.K4:Sheet1.K5 Sheet1.L3:Sheet1.L3 Sheet1.L4:Sheet1.L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9mm" svg:height="89.95mm" svg:x="442.08mm" svg:y="269.87mm">
            <loext:p draw:notify-on-update-of-ranges="Sheet1.D31:Sheet1.AA31 Sheet1.C32:Sheet1.C32 Sheet1.D32:Sheet1.AA32 Sheet1.C33:Sheet1.C33 Sheet1.D33:Sheet1.AA33 Sheet1.C35:Sheet1.C35 Sheet1.D35:Sheet1.AA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25mm" svg:height="93.45mm" svg:x="443.63mm" svg:y="368.09mm">
            <loext:p draw:notify-on-update-of-ranges="Sheet1.D31:Sheet1.AA31 Sheet1.C36:Sheet1.C36 Sheet1.D36:Sheet1.AA36 Sheet1.C37:Sheet1.C37 Sheet1.D37:Sheet1.AA37 Sheet1.C39:Sheet1.C39 Sheet1.D39:Sheet1.AA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160.08mm" svg:height="90.09mm" svg:x="631.83mm" svg:y="268.18mm">
            <loext:p draw:notify-on-update-of-ranges="Sheet1.D31:Sheet1.AA31 Sheet1.C40:Sheet1.C40 Sheet1.D40:Sheet1.AA40 Sheet1.C41:Sheet1.C41 Sheet1.D41:Sheet1.AA41 Sheet1.C43:Sheet1.C43 Sheet1.D43:Sheet1.AA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.08mm" svg:height="90.09mm" svg:x="633.51mm" svg:y="371.84mm">
            <loext:p draw:notify-on-update-of-ranges="Sheet1.D31:Sheet1.AA31 Sheet1.C44:Sheet1.C44 Sheet1.D44:Sheet1.AA44 Sheet1.C45:Sheet1.C45 Sheet1.D45:Sheet1.AA45 Sheet1.C47:Sheet1.C47 Sheet1.D47:Sheet1.AA4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3"/>
        <table:table-column table:style-name="co2" table:number-columns-repeated="1022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17"/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style-name="ce24" office:value-type="string" calcext:value-type="string">
            <text:p>eucl_vector</text:p>
          </table:table-cell>
          <table:table-cell table:style-name="ce24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style-name="ce37" table:number-columns-repeated="2"/>
          <table:table-cell/>
          <table:table-cell table:style-name="ce41" office:value-type="string" calcext:value-type="string">
            <text:p>tour</text:p>
          </table:table-cell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office:value-type="string" calcext:value-type="string">
            <text:p>homogène</text:p>
          </table:table-cell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36" table:number-columns-repeated="2"/>
          <table:table-cell/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37" table:number-columns-repeated="2"/>
          <table:table-cell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number-columns-repeated="1008"/>
        </table:table-row>
        <table:table-row table:style-name="ro2">
          <table:table-cell/>
          <table:table-cell table:style-name="ce4" table:number-columns-repeated="2"/>
          <table:table-cell table:number-columns-repeated="5"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19"/>
          <table:table-cell table:style-name="ce3" office:value-type="string" calcext:value-type="string">
            <text:p>nthreads</text:p>
          </table:table-cell>
          <table:table-cell table:style-name="ce38" office:value-type="string" calcext:value-type="string">
            <text:p>référenc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7" office:value-type="string" calcext:value-type="string">
            <text:p>omp</text:p>
          </table:table-cell>
          <table:table-cell table:style-name="ce39" table:formula="of:=[.E2]" office:value-type="float" office:value="84.547" calcext:value-type="float" table:number-columns-spanned="1" table:number-rows-spanned="4">
            <text:p>84,5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3"/>
          <table:table-cell table:style-name="ce36" table:number-columns-repeated="3"/>
          <table:table-cell table:style-name="ce25" table:number-columns-repeated="2"/>
          <table:table-cell table:style-name="ce36" table:number-columns-repeated="4"/>
          <table:table-cell table:style-name="ce2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3"/>
          <table:table-cell table:style-name="ce37" table:number-columns-repeated="9"/>
          <table:table-cell table:style-name="ce26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39" table:formula="of:=[.E3]" office:value-type="float" office:value="19710.081" calcext:value-type="float" table:number-columns-spanned="1" table:number-rows-spanned="4">
            <text:p>19710,1</text:p>
          </table:table-cell>
          <table:table-cell table:style-name="ce48" office:value-type="float" office:value="29796.943" calcext:value-type="float">
            <text:p>29796,9</text:p>
          </table:table-cell>
          <table:table-cell table:style-name="ce36" office:value-type="float" office:value="15174.278" calcext:value-type="float">
            <text:p>15174,3</text:p>
          </table:table-cell>
          <table:table-cell table:style-name="ce36" office:value-type="float" office:value="10247.679" calcext:value-type="float">
            <text:p>10247,7</text:p>
          </table:table-cell>
          <table:table-cell table:style-name="ce36" office:value-type="float" office:value="10527.869" calcext:value-type="float">
            <text:p>10527,9</text:p>
          </table:table-cell>
          <table:table-cell table:style-name="ce36" office:value-type="float" office:value="6140.053" calcext:value-type="float">
            <text:p>6140,1</text:p>
          </table:table-cell>
          <table:table-cell table:style-name="ce25" office:value-type="float" office:value="5109.779" calcext:value-type="float">
            <text:p>5109,8</text:p>
          </table:table-cell>
          <table:table-cell table:style-name="ce25" office:value-type="float" office:value="10807.193" calcext:value-type="float">
            <text:p>10807,2</text:p>
          </table:table-cell>
          <table:table-cell table:style-name="ce25" office:value-type="float" office:value="8760.503" calcext:value-type="float">
            <text:p>8760,5</text:p>
          </table:table-cell>
          <table:table-cell table:style-name="ce50" office:value-type="float" office:value="7746.74" calcext:value-type="float">
            <text:p>7746,7</text:p>
          </table:table-cell>
          <table:table-cell table:style-name="ce48" office:value-type="float" office:value="3372.774" calcext:value-type="float">
            <text:p>3372,8</text:p>
          </table:table-cell>
          <table:table-cell table:style-name="ce50" office:value-type="float" office:value="6638.673" calcext:value-type="float">
            <text:p>6638,7</text:p>
          </table:table-cell>
          <table:table-cell table:style-name="ce50" office:value-type="float" office:value="6026.771" calcext:value-type="float">
            <text:p>6026,8</text:p>
          </table:table-cell>
          <table:table-cell table:style-name="ce50" office:value-type="float" office:value="6798.693" calcext:value-type="float">
            <text:p>6798,7</text:p>
          </table:table-cell>
          <table:table-cell table:style-name="ce50" office:value-type="float" office:value="6843.266" calcext:value-type="float">
            <text:p>6843,3</text:p>
          </table:table-cell>
          <table:table-cell table:style-name="ce50" office:value-type="float" office:value="3993.672" calcext:value-type="float">
            <text:p>3993,7</text:p>
          </table:table-cell>
          <table:table-cell table:style-name="ce50" office:value-type="float" office:value="5955.825" calcext:value-type="float">
            <text:p>5955,8</text:p>
          </table:table-cell>
          <table:table-cell table:style-name="ce50" office:value-type="float" office:value="3773.295" calcext:value-type="float">
            <text:p>3773,3</text:p>
          </table:table-cell>
          <table:table-cell table:style-name="ce50" office:value-type="float" office:value="5415.809" calcext:value-type="float">
            <text:p>5415,8</text:p>
          </table:table-cell>
          <table:table-cell table:style-name="ce50" office:value-type="float" office:value="7014.036" calcext:value-type="float">
            <text:p>7014,0</text:p>
          </table:table-cell>
          <table:table-cell table:style-name="ce50" office:value-type="float" office:value="6169.776" calcext:value-type="float">
            <text:p>6169,8</text:p>
          </table:table-cell>
          <table:table-cell table:style-name="ce50" office:value-type="float" office:value="6231.957" calcext:value-type="float">
            <text:p>6232,0</text:p>
          </table:table-cell>
          <table:table-cell table:style-name="ce50" office:value-type="float" office:value="5793.4" calcext:value-type="float">
            <text:p>5793,4</text:p>
          </table:table-cell>
          <table:table-cell table:style-name="ce50" office:value-type="float" office:value="5739.194" calcext:value-type="float">
            <text:p>5739,2</text:p>
          </table:table-cell>
          <table:table-cell table:style-name="ce54" office:value-type="float" office:value="5724.868" calcext:value-type="float">
            <text:p>5724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48" office:value-type="float" office:value="19350.539" calcext:value-type="float">
            <text:p>19350,5</text:p>
          </table:table-cell>
          <table:table-cell table:style-name="ce36" office:value-type="float" office:value="9790.087" calcext:value-type="float">
            <text:p>9790,1</text:p>
          </table:table-cell>
          <table:table-cell table:style-name="ce36" office:value-type="float" office:value="6625.431" calcext:value-type="float">
            <text:p>6625,4</text:p>
          </table:table-cell>
          <table:table-cell table:style-name="ce36" office:value-type="float" office:value="6828.22" calcext:value-type="float">
            <text:p>6828,2</text:p>
          </table:table-cell>
          <table:table-cell table:style-name="ce36" office:value-type="float" office:value="4071.622" calcext:value-type="float">
            <text:p>4071,6</text:p>
          </table:table-cell>
          <table:table-cell table:style-name="ce25" office:value-type="float" office:value="3454.6" calcext:value-type="float">
            <text:p>3454,6</text:p>
          </table:table-cell>
          <table:table-cell table:style-name="ce25" office:value-type="float" office:value="8287.888" calcext:value-type="float">
            <text:p>8287,9</text:p>
          </table:table-cell>
          <table:table-cell table:style-name="ce25" office:value-type="float" office:value="7654.591" calcext:value-type="float">
            <text:p>7654,6</text:p>
          </table:table-cell>
          <table:table-cell table:style-name="ce50" office:value-type="float" office:value="6700.468" calcext:value-type="float">
            <text:p>6700,5</text:p>
          </table:table-cell>
          <table:table-cell table:style-name="ce48" office:value-type="float" office:value="2575.645" calcext:value-type="float">
            <text:p>2575,6</text:p>
          </table:table-cell>
          <table:table-cell table:style-name="ce50" office:value-type="float" office:value="5845.405" calcext:value-type="float">
            <text:p>5845,4</text:p>
          </table:table-cell>
          <table:table-cell table:style-name="ce50" office:value-type="float" office:value="5378.404" calcext:value-type="float">
            <text:p>5378,4</text:p>
          </table:table-cell>
          <table:table-cell table:style-name="ce50" office:value-type="float" office:value="5354.074" calcext:value-type="float">
            <text:p>5354,1</text:p>
          </table:table-cell>
          <table:table-cell table:style-name="ce50" office:value-type="float" office:value="5299.123" calcext:value-type="float">
            <text:p>5299,1</text:p>
          </table:table-cell>
          <table:table-cell table:style-name="ce50" office:value-type="float" office:value="3052.278" calcext:value-type="float">
            <text:p>3052,3</text:p>
          </table:table-cell>
          <table:table-cell table:style-name="ce50" office:value-type="float" office:value="4915.329" calcext:value-type="float">
            <text:p>4915,3</text:p>
          </table:table-cell>
          <table:table-cell table:style-name="ce50" office:value-type="float" office:value="2798.291" calcext:value-type="float">
            <text:p>2798,3</text:p>
          </table:table-cell>
          <table:table-cell table:style-name="ce50" office:value-type="float" office:value="4398.824" calcext:value-type="float">
            <text:p>4398,8</text:p>
          </table:table-cell>
          <table:table-cell table:style-name="ce50" office:value-type="float" office:value="6289.426" calcext:value-type="float">
            <text:p>6289,4</text:p>
          </table:table-cell>
          <table:table-cell table:style-name="ce50" office:value-type="float" office:value="6242.916" calcext:value-type="float">
            <text:p>6242,9</text:p>
          </table:table-cell>
          <table:table-cell table:style-name="ce50" office:value-type="float" office:value="5773.96" calcext:value-type="float">
            <text:p>5774,0</text:p>
          </table:table-cell>
          <table:table-cell table:style-name="ce50" office:value-type="float" office:value="5855.716" calcext:value-type="float">
            <text:p>5855,7</text:p>
          </table:table-cell>
          <table:table-cell table:style-name="ce50" office:value-type="float" office:value="5667.427" calcext:value-type="float">
            <text:p>5667,4</text:p>
          </table:table-cell>
          <table:table-cell table:style-name="ce54" office:value-type="float" office:value="5481.996" calcext:value-type="float">
            <text:p>5482,0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4"/>
          <table:table-cell table:style-name="ce36" table:number-columns-repeated="2"/>
          <table:table-cell table:style-name="ce25"/>
          <table:table-cell table:style-name="ce36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4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8" office:value-type="string" calcext:value-type="string">
            <text:p>omp</text:p>
          </table:table-cell>
          <table:table-cell table:style-name="ce40" table:formula="of:=[.E4]" office:value-type="float" office:value="167.519" calcext:value-type="float" table:number-columns-spanned="1" table:number-rows-spanned="4">
            <text:p>167,5</text:p>
          </table:table-cell>
          <table:table-cell table:style-name="ce36" office:value-type="float" office:value="220.462" calcext:value-type="float">
            <text:p>220,5</text:p>
          </table:table-cell>
          <table:table-cell table:style-name="ce36" office:value-type="float" office:value="124.484" calcext:value-type="float">
            <text:p>124,5</text:p>
          </table:table-cell>
          <table:table-cell table:style-name="ce36" office:value-type="float" office:value="93.147" calcext:value-type="float">
            <text:p>93,1</text:p>
          </table:table-cell>
          <table:table-cell table:style-name="ce36" office:value-type="float" office:value="161.998" calcext:value-type="float">
            <text:p>162,0</text:p>
          </table:table-cell>
          <table:table-cell table:style-name="ce36" office:value-type="float" office:value="132.966" calcext:value-type="float">
            <text:p>133,0</text:p>
          </table:table-cell>
          <table:table-cell table:style-name="ce25" office:value-type="float" office:value="61.691" calcext:value-type="float">
            <text:p>61,7</text:p>
          </table:table-cell>
          <table:table-cell table:style-name="ce25" office:value-type="float" office:value="105.37" calcext:value-type="float">
            <text:p>105,4</text:p>
          </table:table-cell>
          <table:table-cell table:style-name="ce25" office:value-type="float" office:value="195.312" calcext:value-type="float">
            <text:p>195,3</text:p>
          </table:table-cell>
          <table:table-cell table:style-name="ce36" office:value-type="float" office:value="106.752" calcext:value-type="float">
            <text:p>106,8</text:p>
          </table:table-cell>
          <table:table-cell table:style-name="ce36" office:value-type="float" office:value="166.803" calcext:value-type="float">
            <text:p>166,8</text:p>
          </table:table-cell>
          <table:table-cell table:style-name="ce36" office:value-type="float" office:value="171.219" calcext:value-type="float">
            <text:p>171,2</text:p>
          </table:table-cell>
          <table:table-cell table:style-name="ce25" office:value-type="float" office:value="187.547" calcext:value-type="float">
            <text:p>187,5</text:p>
          </table:table-cell>
          <table:table-cell table:style-name="ce36" office:value-type="float" office:value="147.157" calcext:value-type="float">
            <text:p>147,2</text:p>
          </table:table-cell>
          <table:table-cell table:style-name="ce36" office:value-type="float" office:value="107.741" calcext:value-type="float">
            <text:p>107,7</text:p>
          </table:table-cell>
          <table:table-cell table:style-name="ce36" office:value-type="float" office:value="187.909" calcext:value-type="float">
            <text:p>187,9</text:p>
          </table:table-cell>
          <table:table-cell table:style-name="ce36" office:value-type="float" office:value="179.098" calcext:value-type="float">
            <text:p>179,1</text:p>
          </table:table-cell>
          <table:table-cell table:style-name="ce36" office:value-type="float" office:value="190.839" calcext:value-type="float">
            <text:p>190,8</text:p>
          </table:table-cell>
          <table:table-cell table:style-name="ce25" office:value-type="float" office:value="130.616" calcext:value-type="float">
            <text:p>130,6</text:p>
          </table:table-cell>
          <table:table-cell table:style-name="ce36" office:value-type="float" office:value="215.922" calcext:value-type="float">
            <text:p>215,9</text:p>
          </table:table-cell>
          <table:table-cell table:style-name="ce36" office:value-type="float" office:value="198.966" calcext:value-type="float">
            <text:p>199,0</text:p>
          </table:table-cell>
          <table:table-cell table:style-name="ce36" office:value-type="float" office:value="136.872" calcext:value-type="float">
            <text:p>136,9</text:p>
          </table:table-cell>
          <table:table-cell table:style-name="ce36" office:value-type="float" office:value="168.457" calcext:value-type="float">
            <text:p>168,5</text:p>
          </table:table-cell>
          <table:table-cell table:style-name="ce36" office:value-type="float" office:value="201.574" calcext:value-type="float">
            <text:p>201,6</text:p>
          </table:table-cell>
          <table:table-cell table:style-name="ce36" office:value-type="float" office:value="230.494" calcext:value-type="float">
            <text:p>230,5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194.662" calcext:value-type="float">
            <text:p>194,7</text:p>
          </table:table-cell>
          <table:table-cell table:style-name="ce25" office:value-type="float" office:value="95.205" calcext:value-type="float">
            <text:p>95,2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83.508" calcext:value-type="float">
            <text:p>83,5</text:p>
          </table:table-cell>
          <table:table-cell table:style-name="ce25" office:value-type="float" office:value="79.99" calcext:value-type="float">
            <text:p>80,0</text:p>
          </table:table-cell>
          <table:table-cell table:style-name="ce25" office:value-type="float" office:value="52.565" calcext:value-type="float">
            <text:p>52,6</text:p>
          </table:table-cell>
          <table:table-cell table:style-name="ce25" office:value-type="float" office:value="79.741" calcext:value-type="float">
            <text:p>79,7</text:p>
          </table:table-cell>
          <table:table-cell table:style-name="ce25" office:value-type="float" office:value="132.693" calcext:value-type="float">
            <text:p>132,7</text:p>
          </table:table-cell>
          <table:table-cell table:style-name="ce25" office:value-type="float" office:value="91.427" calcext:value-type="float">
            <text:p>91,4</text:p>
          </table:table-cell>
          <table:table-cell table:style-name="ce36" office:value-type="float" office:value="124.203" calcext:value-type="float">
            <text:p>124,2</text:p>
          </table:table-cell>
          <table:table-cell table:style-name="ce36" office:value-type="float" office:value="140.001" calcext:value-type="float">
            <text:p>140,0</text:p>
          </table:table-cell>
          <table:table-cell table:style-name="ce25" office:value-type="float" office:value="152.45" calcext:value-type="float">
            <text:p>152,5</text:p>
          </table:table-cell>
          <table:table-cell table:style-name="ce36" office:value-type="float" office:value="134.746" calcext:value-type="float">
            <text:p>134,7</text:p>
          </table:table-cell>
          <table:table-cell table:style-name="ce25" office:value-type="float" office:value="99.55" calcext:value-type="float">
            <text:p>99,6</text:p>
          </table:table-cell>
          <table:table-cell table:style-name="ce25" office:value-type="float" office:value="151.023" calcext:value-type="float">
            <text:p>151,0</text:p>
          </table:table-cell>
          <table:table-cell table:style-name="ce25" office:value-type="float" office:value="132.575" calcext:value-type="float">
            <text:p>132,6</text:p>
          </table:table-cell>
          <table:table-cell table:style-name="ce25" office:value-type="float" office:value="149.174" calcext:value-type="float">
            <text:p>149,2</text:p>
          </table:table-cell>
          <table:table-cell table:style-name="ce25" office:value-type="float" office:value="110.157" calcext:value-type="float">
            <text:p>110,2</text:p>
          </table:table-cell>
          <table:table-cell table:style-name="ce36" office:value-type="float" office:value="168.972" calcext:value-type="float">
            <text:p>169,0</text:p>
          </table:table-cell>
          <table:table-cell table:style-name="ce36" office:value-type="float" office:value="143.918" calcext:value-type="float">
            <text:p>143,9</text:p>
          </table:table-cell>
          <table:table-cell table:style-name="ce36" office:value-type="float" office:value="107.62" calcext:value-type="float">
            <text:p>107,6</text:p>
          </table:table-cell>
          <table:table-cell table:style-name="ce36" office:value-type="float" office:value="153.778" calcext:value-type="float">
            <text:p>153,8</text:p>
          </table:table-cell>
          <table:table-cell table:style-name="ce36" office:value-type="float" office:value="152.417" calcext:value-type="float">
            <text:p>152,4</text:p>
          </table:table-cell>
          <table:table-cell table:style-name="ce36" office:value-type="float" office:value="167.854" calcext:value-type="float">
            <text:p>167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26" table:formula="of:=[.E5]" office:value-type="float" office:value="4332.137" calcext:value-type="float" table:number-columns-spanned="1" table:number-rows-spanned="4">
            <text:p>4332,1</text:p>
          </table:table-cell>
          <table:table-cell table:style-name="ce25" office:value-type="float" office:value="6664.73" calcext:value-type="float">
            <text:p>6664,7</text:p>
          </table:table-cell>
          <table:table-cell table:style-name="ce25" office:value-type="float" office:value="3360.136" calcext:value-type="float">
            <text:p>3360,1</text:p>
          </table:table-cell>
          <table:table-cell table:style-name="ce25" office:value-type="float" office:value="2266.474" calcext:value-type="float">
            <text:p>2266,5</text:p>
          </table:table-cell>
          <table:table-cell table:style-name="ce25" office:value-type="float" office:value="2342.961" calcext:value-type="float">
            <text:p>2343,0</text:p>
          </table:table-cell>
          <table:table-cell table:style-name="ce25" office:value-type="float" office:value="1381.073" calcext:value-type="float">
            <text:p>1381,1</text:p>
          </table:table-cell>
          <table:table-cell table:style-name="ce25" office:value-type="float" office:value="1107.764" calcext:value-type="float">
            <text:p>1107,8</text:p>
          </table:table-cell>
          <table:table-cell table:style-name="ce25" office:value-type="float" office:value="2394.601" calcext:value-type="float">
            <text:p>2394,6</text:p>
          </table:table-cell>
          <table:table-cell table:style-name="ce25" office:value-type="float" office:value="1943.229" calcext:value-type="float">
            <text:p>1943,2</text:p>
          </table:table-cell>
          <table:table-cell table:style-name="ce25" office:value-type="float" office:value="1703.463" calcext:value-type="float">
            <text:p>1703,5</text:p>
          </table:table-cell>
          <table:table-cell table:style-name="ce36" office:value-type="float" office:value="733.956" calcext:value-type="float">
            <text:p>734,0</text:p>
          </table:table-cell>
          <table:table-cell table:style-name="ce36" office:value-type="float" office:value="1472.791" calcext:value-type="float">
            <text:p>1472,8</text:p>
          </table:table-cell>
          <table:table-cell table:style-name="ce25" office:value-type="float" office:value="1347.75" calcext:value-type="float">
            <text:p>1347,8</text:p>
          </table:table-cell>
          <table:table-cell table:style-name="ce36" office:value-type="float" office:value="1486.848" calcext:value-type="float">
            <text:p>1486,8</text:p>
          </table:table-cell>
          <table:table-cell table:style-name="ce25" office:value-type="float" office:value="1515.631" calcext:value-type="float">
            <text:p>1515,6</text:p>
          </table:table-cell>
          <table:table-cell table:style-name="ce25" office:value-type="float" office:value="895.218" calcext:value-type="float">
            <text:p>895,2</text:p>
          </table:table-cell>
          <table:table-cell table:style-name="ce25" office:value-type="float" office:value="1316.404" calcext:value-type="float">
            <text:p>1316,4</text:p>
          </table:table-cell>
          <table:table-cell table:style-name="ce25" office:value-type="float" office:value="840.095" calcext:value-type="float">
            <text:p>840,1</text:p>
          </table:table-cell>
          <table:table-cell table:style-name="ce25" office:value-type="float" office:value="1197.651" calcext:value-type="float">
            <text:p>1197,7</text:p>
          </table:table-cell>
          <table:table-cell table:style-name="ce36" office:value-type="float" office:value="1529.195" calcext:value-type="float">
            <text:p>1529,2</text:p>
          </table:table-cell>
          <table:table-cell table:style-name="ce36" office:value-type="float" office:value="1380.306" calcext:value-type="float">
            <text:p>1380,3</text:p>
          </table:table-cell>
          <table:table-cell table:style-name="ce36" office:value-type="float" office:value="1397.326" calcext:value-type="float">
            <text:p>1397,3</text:p>
          </table:table-cell>
          <table:table-cell table:style-name="ce36" office:value-type="float" office:value="1346.044" calcext:value-type="float">
            <text:p>1346,0</text:p>
          </table:table-cell>
          <table:table-cell table:style-name="ce36" office:value-type="float" office:value="1311.06" calcext:value-type="float">
            <text:p>1311,1</text:p>
          </table:table-cell>
          <table:table-cell table:style-name="ce36" office:value-type="float" office:value="1340.908" calcext:value-type="float">
            <text:p>1340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25" office:value-type="float" office:value="4310.659" calcext:value-type="float">
            <text:p>4310,7</text:p>
          </table:table-cell>
          <table:table-cell table:style-name="ce25" office:value-type="float" office:value="2167.489" calcext:value-type="float">
            <text:p>2167,5</text:p>
          </table:table-cell>
          <table:table-cell table:style-name="ce25" office:value-type="float" office:value="1464.936" calcext:value-type="float">
            <text:p>1464,9</text:p>
          </table:table-cell>
          <table:table-cell table:style-name="ce25" office:value-type="float" office:value="1508.641" calcext:value-type="float">
            <text:p>1508,6</text:p>
          </table:table-cell>
          <table:table-cell table:style-name="ce25" office:value-type="float" office:value="900.081" calcext:value-type="float">
            <text:p>900,1</text:p>
          </table:table-cell>
          <table:table-cell table:style-name="ce25" office:value-type="float" office:value="765.503" calcext:value-type="float">
            <text:p>765,5</text:p>
          </table:table-cell>
          <table:table-cell table:style-name="ce25" office:value-type="float" office:value="1853.277" calcext:value-type="float">
            <text:p>1853,3</text:p>
          </table:table-cell>
          <table:table-cell table:style-name="ce25" office:value-type="float" office:value="1731.461" calcext:value-type="float">
            <text:p>1731,5</text:p>
          </table:table-cell>
          <table:table-cell table:style-name="ce25" office:value-type="float" office:value="1480.2" calcext:value-type="float">
            <text:p>1480,2</text:p>
          </table:table-cell>
          <table:table-cell table:style-name="ce36" office:value-type="float" office:value="571.533" calcext:value-type="float">
            <text:p>571,5</text:p>
          </table:table-cell>
          <table:table-cell table:style-name="ce36" office:value-type="float" office:value="1317.814" calcext:value-type="float">
            <text:p>1317,8</text:p>
          </table:table-cell>
          <table:table-cell table:style-name="ce25" office:value-type="float" office:value="1185.034" calcext:value-type="float">
            <text:p>1185,0</text:p>
          </table:table-cell>
          <table:table-cell table:style-name="ce25" office:value-type="float" office:value="1180.335" calcext:value-type="float">
            <text:p>1180,3</text:p>
          </table:table-cell>
          <table:table-cell table:style-name="ce25" office:value-type="float" office:value="1167.992" calcext:value-type="float">
            <text:p>1168,0</text:p>
          </table:table-cell>
          <table:table-cell table:style-name="ce25" office:value-type="float" office:value="674.389" calcext:value-type="float">
            <text:p>674,4</text:p>
          </table:table-cell>
          <table:table-cell table:style-name="ce25" office:value-type="float" office:value="1107.376" calcext:value-type="float">
            <text:p>1107,4</text:p>
          </table:table-cell>
          <table:table-cell table:style-name="ce25" office:value-type="float" office:value="622.052" calcext:value-type="float">
            <text:p>622,1</text:p>
          </table:table-cell>
          <table:table-cell table:style-name="ce25" office:value-type="float" office:value="981.106" calcext:value-type="float">
            <text:p>981,1</text:p>
          </table:table-cell>
          <table:table-cell table:style-name="ce36" office:value-type="float" office:value="1384.004" calcext:value-type="float">
            <text:p>1384,0</text:p>
          </table:table-cell>
          <table:table-cell table:style-name="ce36" office:value-type="float" office:value="1368.331" calcext:value-type="float">
            <text:p>1368,3</text:p>
          </table:table-cell>
          <table:table-cell table:style-name="ce36" office:value-type="float" office:value="1307.078" calcext:value-type="float">
            <text:p>1307,1</text:p>
          </table:table-cell>
          <table:table-cell table:style-name="ce36" office:value-type="float" office:value="1286.172" calcext:value-type="float">
            <text:p>1286,2</text:p>
          </table:table-cell>
          <table:table-cell table:style-name="ce36" office:value-type="float" office:value="1224.755" calcext:value-type="float">
            <text:p>1224,8</text:p>
          </table:table-cell>
          <table:table-cell table:style-name="ce36" office:value-type="float" office:value="1171.916" calcext:value-type="float">
            <text:p>1171,9</text:p>
          </table:table-cell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4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2">
          <table:table-cell/>
          <table:table-cell table:style-name="ce4" table:number-columns-repeated="2"/>
          <table:table-cell table:style-name="ce41"/>
          <table:table-cell table:style-name="ce49" table:number-columns-repeated="8"/>
          <table:table-cell table:style-name="ce35" table:number-columns-repeated="2"/>
          <table:table-cell table:style-name="ce49" table:number-columns-repeated="7"/>
          <table:table-cell table:style-name="ce35" table:number-columns-repeated="13"/>
          <table:table-cell table:number-columns-repeated="990"/>
        </table:table-row>
        <table:table-row table:style-name="ro2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1" office:value-type="string" calcext:value-type="string">
            <text:p>gpu</text:p>
          </table:table-cell>
          <table:table-cell table:style-name="ce41"/>
          <table:table-cell table:style-name="ce49" table:number-columns-repeated="3"/>
          <table:table-cell table:style-name="ce35"/>
          <table:table-cell table:style-name="ce49" table:number-columns-repeated="4"/>
          <table:table-cell table:style-name="ce35" table:number-columns-repeated="2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375.025" calcext:value-type="float">
            <text:p>375,0</text:p>
          </table:table-cell>
          <table:table-cell table:style-name="Default"/>
          <table:table-cell table:style-name="ce41"/>
          <table:table-cell table:style-name="ce41" office:value-type="string" calcext:value-type="string">
            <text:p>homogène</text:p>
          </table:table-cell>
          <table:table-cell table:style-name="Default" office:value-type="string" calcext:value-type="string">
            <text:p>typ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15122.48" calcext:value-type="float">
            <text:p>15122,5</text:p>
          </table:table-cell>
          <table:table-cell table:style-name="Default"/>
          <table:table-cell table:style-name="ce41"/>
          <table:table-cell table:style-name="ce41" office:value-type="float" office:value="128" calcext:value-type="float">
            <text:p>128,0</text:p>
          </table:table-cell>
          <table:table-cell table:style-name="Default" office:value-type="string" calcext:value-type="string">
            <text:p>omp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750.772" calcext:value-type="float">
            <text:p>750,8</text:p>
          </table:table-cell>
          <table:table-cell table:style-name="Default"/>
          <table:table-cell table:style-name="ce41"/>
          <table:table-cell table:style-name="ce41" office:value-type="float" office:value="512" calcext:value-type="float">
            <text:p>512,0</text:p>
          </table:table-cell>
          <table:table-cell table:style-name="Default" office:value-type="string" calcext:value-type="string">
            <text:p>omp_iter</text:p>
          </table:table-cell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3327.73" calcext:value-type="float">
            <text:p>3327,7</text:p>
          </table:table-cell>
          <table:table-cell table:style-name="ce41" table:number-columns-repeated="9"/>
          <table:table-cell table:number-columns-repeated="1012"/>
        </table:table-row>
        <table:table-row table:style-name="ro2">
          <table:table-cell/>
          <table:table-cell table:style-name="ce4" table:number-columns-repeated="2"/>
          <table:table-cell table:style-name="ce41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peedup</text:p>
          </table:table-cell>
          <table:covered-table-cell table:style-name="ce4"/>
          <table:table-cell table:style-name="ce3" office:value-type="string" calcext:value-type="string">
            <text:p>nthreads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3" table:formula="of:=[.$D8]/[.E8]" office:value-type="float" office:value="0.763280008666763" calcext:value-type="float">
            <text:p>0,8</text:p>
          </table:table-cell>
          <table:table-cell table:style-name="ce43" table:formula="of:=[.$D8]/[.F8]" office:value-type="float" office:value="1.35015969338869" calcext:value-type="float">
            <text:p>1,4</text:p>
          </table:table-cell>
          <table:table-cell table:style-name="ce43" table:formula="of:=[.$D8]/[.G8]" office:value-type="float" office:value="1.79022593008237" calcext:value-type="float">
            <text:p>1,8</text:p>
          </table:table-cell>
          <table:table-cell table:style-name="ce43" table:formula="of:=[.$D8]/[.H8]" office:value-type="float" office:value="1.0595127697436" calcext:value-type="float">
            <text:p>1,1</text:p>
          </table:table-cell>
          <table:table-cell table:style-name="ce43" table:formula="of:=[.$D8]/[.I8]" office:value-type="float" office:value="1.26472700074794" calcext:value-type="float">
            <text:p>1,3</text:p>
          </table:table-cell>
          <table:table-cell table:style-name="ce43" table:formula="of:=[.$D8]/[.J8]" office:value-type="float" office:value="2.73243487815914" calcext:value-type="float">
            <text:p>2,7</text:p>
          </table:table-cell>
          <table:table-cell table:style-name="ce43" table:formula="of:=[.$D8]/[.K8]" office:value-type="float" office:value="1.57507731286561" calcext:value-type="float">
            <text:p>1,6</text:p>
          </table:table-cell>
          <table:table-cell table:style-name="ce43" table:formula="of:=[.$D8]/[.L8]" office:value-type="float" office:value="0.860345371472764" calcext:value-type="float">
            <text:p>0,9</text:p>
          </table:table-cell>
          <table:table-cell table:style-name="ce43" table:formula="of:=[.$D8]/[.M8]" office:value-type="float" office:value="1.58473130775431" calcext:value-type="float">
            <text:p>1,6</text:p>
          </table:table-cell>
          <table:table-cell table:style-name="ce43" table:formula="of:=[.$D8]/[.N8]" office:value-type="float" office:value="1.01049373125052" calcext:value-type="float">
            <text:p>1,0</text:p>
          </table:table-cell>
          <table:table-cell table:style-name="ce43" table:formula="of:=[.$D8]/[.O8]" office:value-type="float" office:value="1.00139762403913" calcext:value-type="float">
            <text:p>1,0</text:p>
          </table:table-cell>
          <table:table-cell table:style-name="ce43" table:formula="of:=[.$D8]/[.P8]" office:value-type="float" office:value="0.887371691261361" calcext:value-type="float">
            <text:p>0,9</text:p>
          </table:table-cell>
          <table:table-cell table:style-name="ce43" table:formula="of:=[.$D8]/[.Q8]" office:value-type="float" office:value="1.11691348402182" calcext:value-type="float">
            <text:p>1,1</text:p>
          </table:table-cell>
          <table:table-cell table:style-name="ce43" table:formula="of:=[.$D8]/[.R8]" office:value-type="float" office:value="1.54375810250698" calcext:value-type="float">
            <text:p>1,5</text:p>
          </table:table-cell>
          <table:table-cell table:style-name="ce43" table:formula="of:=[.$D8]/[.S8]" office:value-type="float" office:value="0.892024772897522" calcext:value-type="float">
            <text:p>0,9</text:p>
          </table:table-cell>
          <table:table-cell table:style-name="ce43" table:formula="of:=[.$D8]/[.T8]" office:value-type="float" office:value="0.935544195104678" calcext:value-type="float">
            <text:p>0,9</text:p>
          </table:table-cell>
          <table:table-cell table:style-name="ce43" table:formula="of:=[.$D8]/[.U8]" office:value-type="float" office:value="0.888995205248991" calcext:value-type="float">
            <text:p>0,9</text:p>
          </table:table-cell>
          <table:table-cell table:style-name="ce43" table:formula="of:=[.$D8]/[.V8]" office:value-type="float" office:value="1.21569896183821" calcext:value-type="float">
            <text:p>1,2</text:p>
          </table:table-cell>
          <table:table-cell table:style-name="ce43" table:formula="of:=[.$D8]/[.W8]" office:value-type="float" office:value="0.811266983956398" calcext:value-type="float">
            <text:p>0,8</text:p>
          </table:table-cell>
          <table:table-cell table:style-name="ce43" table:formula="of:=[.$D8]/[.X8]" office:value-type="float" office:value="0.859855380516033" calcext:value-type="float">
            <text:p>0,9</text:p>
          </table:table-cell>
          <table:table-cell table:style-name="ce43" table:formula="of:=[.$D8]/[.Y8]" office:value-type="float" office:value="1.21519223859145" calcext:value-type="float">
            <text:p>1,2</text:p>
          </table:table-cell>
          <table:table-cell table:style-name="ce43" table:formula="of:=[.$D8]/[.Z8]" office:value-type="float" office:value="1.01776793345451" calcext:value-type="float">
            <text:p>1,0</text:p>
          </table:table-cell>
          <table:table-cell table:style-name="ce43" table:formula="of:=[.$D8]/[.AA8]" office:value-type="float" office:value="0.616487899491771" calcext:value-type="float">
            <text:p>0,6</text:p>
          </table:table-cell>
          <table:table-cell table:style-name="ce51" table:formula="of:=[.$D8]/[.AB8]" office:value-type="float" office:value="0.917782047524451" calcext:value-type="float">
            <text:p>0,9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number-columns-repeated="2" table:style-name="ce7"/>
          <table:table-cell table:style-name="ce33" office:value-type="string" calcext:value-type="string">
            <text:p>omp_swap</text:p>
          </table:table-cell>
          <table:table-cell table:style-name="ce8" table:formula="of:=[.$D8]/[.E9]" office:value-type="float" office:value="0.857596413283833" calcext:value-type="float">
            <text:p>0,9</text:p>
          </table:table-cell>
          <table:table-cell table:formula="of:=[.$D8]/[.F9]" office:value-type="float" office:value="1.76632682906447" calcext:value-type="float">
            <text:p>1,8</text:p>
          </table:table-cell>
          <table:table-cell table:formula="of:=[.$D8]/[.G9]" office:value-type="float" office:value="2.36343052022475" calcext:value-type="float">
            <text:p>2,4</text:p>
          </table:table-cell>
          <table:table-cell table:formula="of:=[.$D8]/[.H9]" office:value-type="float" office:value="2.00519400436391" calcext:value-type="float">
            <text:p>2,0</text:p>
          </table:table-cell>
          <table:table-cell table:formula="of:=[.$D8]/[.I9]" office:value-type="float" office:value="2.08120815281607" calcext:value-type="float">
            <text:p>2,1</text:p>
          </table:table-cell>
          <table:table-cell table:formula="of:=[.$D8]/[.J9]" office:value-type="float" office:value="3.20144647657995" calcext:value-type="float">
            <text:p>3,2</text:p>
          </table:table-cell>
          <table:table-cell table:formula="of:=[.$D8]/[.K9]" office:value-type="float" office:value="2.11288266899913" calcext:value-type="float">
            <text:p>2,1</text:p>
          </table:table-cell>
          <table:table-cell table:formula="of:=[.$D8]/[.L9]" office:value-type="float" office:value="1.27021829599916" calcext:value-type="float">
            <text:p>1,3</text:p>
          </table:table-cell>
          <table:table-cell table:formula="of:=[.$D8]/[.M9]" office:value-type="float" office:value="1.85207009857612" calcext:value-type="float">
            <text:p>1,9</text:p>
          </table:table-cell>
          <table:table-cell table:formula="of:=[.$D8]/[.N9]" office:value-type="float" office:value="1.34423492749936" calcext:value-type="float">
            <text:p>1,3</text:p>
          </table:table-cell>
          <table:table-cell table:formula="of:=[.$D8]/[.O9]" office:value-type="float" office:value="1.21636358404788" calcext:value-type="float">
            <text:p>1,2</text:p>
          </table:table-cell>
          <table:table-cell table:formula="of:=[.$D8]/[.P9]" office:value-type="float" office:value="1.09221149995479" calcext:value-type="float">
            <text:p>1,1</text:p>
          </table:table-cell>
          <table:table-cell table:formula="of:=[.$D8]/[.Q9]" office:value-type="float" office:value="1.22359870906117" calcext:value-type="float">
            <text:p>1,2</text:p>
          </table:table-cell>
          <table:table-cell table:formula="of:=[.$D8]/[.R9]" office:value-type="float" office:value="1.62197367916203" calcext:value-type="float">
            <text:p>1,6</text:p>
          </table:table-cell>
          <table:table-cell table:formula="of:=[.$D8]/[.S9]" office:value-type="float" office:value="1.11107168670741" calcext:value-type="float">
            <text:p>1,1</text:p>
          </table:table-cell>
          <table:table-cell table:formula="of:=[.$D8]/[.T9]" office:value-type="float" office:value="1.26001490312966" calcext:value-type="float">
            <text:p>1,3</text:p>
          </table:table-cell>
          <table:table-cell table:formula="of:=[.$D8]/[.U9]" office:value-type="float" office:value="1.10794129209802" calcext:value-type="float">
            <text:p>1,1</text:p>
          </table:table-cell>
          <table:table-cell table:formula="of:=[.$D8]/[.V9]" office:value-type="float" office:value="1.50772166345674" calcext:value-type="float">
            <text:p>1,5</text:p>
          </table:table-cell>
          <table:table-cell table:formula="of:=[.$D8]/[.W9]" office:value-type="float" office:value="0.968387414525754" calcext:value-type="float">
            <text:p>1,0</text:p>
          </table:table-cell>
          <table:table-cell table:formula="of:=[.$D8]/[.X9]" office:value-type="float" office:value="1.15056543690377" calcext:value-type="float">
            <text:p>1,2</text:p>
          </table:table-cell>
          <table:table-cell table:formula="of:=[.$D8]/[.Y9]" office:value-type="float" office:value="1.85243531035692" calcext:value-type="float">
            <text:p>1,9</text:p>
          </table:table-cell>
          <table:table-cell table:formula="of:=[.$D8]/[.Z9]" office:value-type="float" office:value="1.08589886846736" calcext:value-type="float">
            <text:p>1,1</text:p>
          </table:table-cell>
          <table:table-cell table:formula="of:=[.$D8]/[.AA9]" office:value-type="float" office:value="1.10913312693498" calcext:value-type="float">
            <text:p>1,1</text:p>
          </table:table-cell>
          <table:table-cell table:style-name="ce52" table:formula="of:=[.$D8]/[.AB9]" office:value-type="float" office:value="0.992976686828352" calcext:value-type="float">
            <text:p>1,0</text:p>
          </table:table-cell>
          <table:table-cell table:number-columns-repeated="997"/>
        </table:table-row>
        <table:table-row table:style-name="ro1">
          <table:covered-table-cell table:style-name="ce8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0.2" calcext:value-type="float">
            <text:p>0,2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0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2]/[.E12]" office:value-type="float" office:value="0.661479971284302" calcext:value-type="float">
            <text:p>0,7</text:p>
          </table:table-cell>
          <table:table-cell table:style-name="ce46" table:formula="of:=[.$D12]/[.F12]" office:value-type="float" office:value="1.29891392526221" calcext:value-type="float">
            <text:p>1,3</text:p>
          </table:table-cell>
          <table:table-cell table:style-name="ce12" table:formula="of:=[.$D12]/[.G12]" office:value-type="float" office:value="1.92337025779203" calcext:value-type="float">
            <text:p>1,9</text:p>
          </table:table-cell>
          <table:table-cell table:style-name="ce12" table:formula="of:=[.$D12]/[.H12]" office:value-type="float" office:value="1.87218144526684" calcext:value-type="float">
            <text:p>1,9</text:p>
          </table:table-cell>
          <table:table-cell table:style-name="ce12" table:formula="of:=[.$D12]/[.I12]" office:value-type="float" office:value="3.21008320286486" calcext:value-type="float">
            <text:p>3,2</text:p>
          </table:table-cell>
          <table:table-cell table:style-name="ce12" table:formula="of:=[.$D12]/[.J12]" office:value-type="float" office:value="3.8573255320827" calcext:value-type="float">
            <text:p>3,9</text:p>
          </table:table-cell>
          <table:table-cell table:style-name="ce12" table:formula="of:=[.$D12]/[.K12]" office:value-type="float" office:value="1.8237928202078" calcext:value-type="float">
            <text:p>1,8</text:p>
          </table:table-cell>
          <table:table-cell table:style-name="ce12" table:formula="of:=[.$D12]/[.L12]" office:value-type="float" office:value="2.24988005825693" calcext:value-type="float">
            <text:p>2,2</text:p>
          </table:table-cell>
          <table:table-cell table:style-name="ce12" table:formula="of:=[.$D12]/[.M12]" office:value-type="float" office:value="2.54430650828607" calcext:value-type="float">
            <text:p>2,5</text:p>
          </table:table-cell>
          <table:table-cell table:style-name="ce12" table:formula="of:=[.$D12]/[.N12]" office:value-type="float" office:value="5.84387836243994" calcext:value-type="float">
            <text:p>5,8</text:p>
          </table:table-cell>
          <table:table-cell table:style-name="ce12" table:formula="of:=[.$D12]/[.O12]" office:value-type="float" office:value="2.96897904144397" calcext:value-type="float">
            <text:p>3,0</text:p>
          </table:table-cell>
          <table:table-cell table:style-name="ce12" table:formula="of:=[.$D12]/[.P12]" office:value-type="float" office:value="3.27042142467334" calcext:value-type="float">
            <text:p>3,3</text:p>
          </table:table-cell>
          <table:table-cell table:style-name="ce12" table:formula="of:=[.$D12]/[.Q12]" office:value-type="float" office:value="2.89909854732373" calcext:value-type="float">
            <text:p>2,9</text:p>
          </table:table-cell>
          <table:table-cell table:style-name="ce12" table:formula="of:=[.$D12]/[.R12]" office:value-type="float" office:value="2.88021552866716" calcext:value-type="float">
            <text:p>2,9</text:p>
          </table:table-cell>
          <table:table-cell table:style-name="ce12" table:formula="of:=[.$D12]/[.S12]" office:value-type="float" office:value="4.93532793879918" calcext:value-type="float">
            <text:p>4,9</text:p>
          </table:table-cell>
          <table:table-cell table:style-name="ce12" table:formula="of:=[.$D12]/[.T12]" office:value-type="float" office:value="3.30937880142549" calcext:value-type="float">
            <text:p>3,3</text:p>
          </table:table-cell>
          <table:table-cell table:style-name="ce12" table:formula="of:=[.$D12]/[.U12]" office:value-type="float" office:value="5.22357276597775" calcext:value-type="float">
            <text:p>5,2</text:p>
          </table:table-cell>
          <table:table-cell table:style-name="ce12" table:formula="of:=[.$D12]/[.V12]" office:value-type="float" office:value="3.6393604353477" calcext:value-type="float">
            <text:p>3,6</text:p>
          </table:table-cell>
          <table:table-cell table:style-name="ce12" table:formula="of:=[.$D12]/[.W12]" office:value-type="float" office:value="2.81009122279954" calcext:value-type="float">
            <text:p>2,8</text:p>
          </table:table-cell>
          <table:table-cell table:style-name="ce12" table:formula="of:=[.$D12]/[.X12]" office:value-type="float" office:value="3.19461857286229" calcext:value-type="float">
            <text:p>3,2</text:p>
          </table:table-cell>
          <table:table-cell table:style-name="ce12" table:formula="of:=[.$D12]/[.Y12]" office:value-type="float" office:value="3.16274342072643" calcext:value-type="float">
            <text:p>3,2</text:p>
          </table:table-cell>
          <table:table-cell table:style-name="ce12" table:formula="of:=[.$D12]/[.Z12]" office:value-type="float" office:value="3.4021612524597" calcext:value-type="float">
            <text:p>3,4</text:p>
          </table:table-cell>
          <table:table-cell table:style-name="ce12" table:formula="of:=[.$D12]/[.AA12]" office:value-type="float" office:value="3.4342942580439" calcext:value-type="float">
            <text:p>3,4</text:p>
          </table:table-cell>
          <table:table-cell table:style-name="ce53" table:formula="of:=[.$D12]/[.AB12]" office:value-type="float" office:value="3.44288829017542" calcext:value-type="float">
            <text:p>3,4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swap</text:p>
          </table:table-cell>
          <table:table-cell table:style-name="ce44" table:formula="of:=[.$D12]/[.E13]" office:value-type="float" office:value="1.01858046434779" calcext:value-type="float">
            <text:p>1,0</text:p>
          </table:table-cell>
          <table:table-cell table:style-name="ce47" table:formula="of:=[.$D12]/[.F13]" office:value-type="float" office:value="2.01326923856754" calcext:value-type="float">
            <text:p>2,0</text:p>
          </table:table-cell>
          <table:table-cell table:formula="of:=[.$D12]/[.G13]" office:value-type="float" office:value="2.97491302829959" calcext:value-type="float">
            <text:p>3,0</text:p>
          </table:table-cell>
          <table:table-cell table:formula="of:=[.$D12]/[.H13]" office:value-type="float" office:value="2.88656209085237" calcext:value-type="float">
            <text:p>2,9</text:p>
          </table:table-cell>
          <table:table-cell table:formula="of:=[.$D12]/[.I13]" office:value-type="float" office:value="4.84084254383143" calcext:value-type="float">
            <text:p>4,8</text:p>
          </table:table-cell>
          <table:table-cell table:formula="of:=[.$D12]/[.J13]" office:value-type="float" office:value="5.70545967695247" calcext:value-type="float">
            <text:p>5,7</text:p>
          </table:table-cell>
          <table:table-cell table:formula="of:=[.$D12]/[.K13]" office:value-type="float" office:value="2.37817897635682" calcext:value-type="float">
            <text:p>2,4</text:p>
          </table:table-cell>
          <table:table-cell table:formula="of:=[.$D12]/[.L13]" office:value-type="float" office:value="2.57493587835065" calcext:value-type="float">
            <text:p>2,6</text:p>
          </table:table-cell>
          <table:table-cell table:formula="of:=[.$D12]/[.M13]" office:value-type="float" office:value="2.94159766153648" calcext:value-type="float">
            <text:p>2,9</text:p>
          </table:table-cell>
          <table:table-cell table:formula="of:=[.$D12]/[.N13]" office:value-type="float" office:value="7.65248355266351" calcext:value-type="float">
            <text:p>7,7</text:p>
          </table:table-cell>
          <table:table-cell table:formula="of:=[.$D12]/[.O13]" office:value-type="float" office:value="3.3718931365748" calcext:value-type="float">
            <text:p>3,4</text:p>
          </table:table-cell>
          <table:table-cell table:formula="of:=[.$D12]/[.P13]" office:value-type="float" office:value="3.66467096930614" calcext:value-type="float">
            <text:p>3,7</text:p>
          </table:table-cell>
          <table:table-cell table:formula="of:=[.$D12]/[.Q13]" office:value-type="float" office:value="3.68132397871229" calcext:value-type="float">
            <text:p>3,7</text:p>
          </table:table-cell>
          <table:table-cell table:formula="of:=[.$D12]/[.R13]" office:value-type="float" office:value="3.71949867930976" calcext:value-type="float">
            <text:p>3,7</text:p>
          </table:table-cell>
          <table:table-cell table:formula="of:=[.$D12]/[.S13]" office:value-type="float" office:value="6.45749862889291" calcext:value-type="float">
            <text:p>6,5</text:p>
          </table:table-cell>
          <table:table-cell table:formula="of:=[.$D12]/[.T13]" office:value-type="float" office:value="4.00992100427052" calcext:value-type="float">
            <text:p>4,0</text:p>
          </table:table-cell>
          <table:table-cell table:formula="of:=[.$D12]/[.U13]" office:value-type="float" office:value="7.04361376282881" calcext:value-type="float">
            <text:p>7,0</text:p>
          </table:table-cell>
          <table:table-cell table:formula="of:=[.$D12]/[.V13]" office:value-type="float" office:value="4.48076144896909" calcext:value-type="float">
            <text:p>4,5</text:p>
          </table:table-cell>
          <table:table-cell table:formula="of:=[.$D12]/[.W13]" office:value-type="float" office:value="3.13384416956333" calcext:value-type="float">
            <text:p>3,1</text:p>
          </table:table-cell>
          <table:table-cell table:formula="of:=[.$D12]/[.X13]" office:value-type="float" office:value="3.15719144707377" calcext:value-type="float">
            <text:p>3,2</text:p>
          </table:table-cell>
          <table:table-cell table:formula="of:=[.$D12]/[.Y13]" office:value-type="float" office:value="3.41361578535355" calcext:value-type="float">
            <text:p>3,4</text:p>
          </table:table-cell>
          <table:table-cell table:formula="of:=[.$D12]/[.Z13]" office:value-type="float" office:value="3.36595576014957" calcext:value-type="float">
            <text:p>3,4</text:p>
          </table:table-cell>
          <table:table-cell table:formula="of:=[.$D12]/[.AA13]" office:value-type="float" office:value="3.47778295159338" calcext:value-type="float">
            <text:p>3,5</text:p>
          </table:table-cell>
          <table:table-cell table:style-name="ce52" table:formula="of:=[.$D12]/[.AB13]" office:value-type="float" office:value="3.59542053660747" calcext:value-type="float">
            <text:p>3,6</text:p>
          </table:table-cell>
          <table:table-cell table:number-columns-repeated="997"/>
        </table:table-row>
        <table:table-row table:style-name="ro2">
          <table:covered-table-cell table:style-name="ce11"/>
          <table:covered-table-cell table:style-name="ce22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1.3" calcext:value-type="float">
            <text:p>1,3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22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6]/[.E16]" office:value-type="float" office:value="0.759854305957489" calcext:value-type="float">
            <text:p>0,8</text:p>
          </table:table-cell>
          <table:table-cell table:style-name="ce46" table:formula="of:=[.$D16]/[.F16]" office:value-type="float" office:value="1.34570707882137" calcext:value-type="float">
            <text:p>1,3</text:p>
          </table:table-cell>
          <table:table-cell table:style-name="ce12" table:formula="of:=[.$D16]/[.G16]" office:value-type="float" office:value="1.79843687934126" calcext:value-type="float">
            <text:p>1,8</text:p>
          </table:table-cell>
          <table:table-cell table:style-name="ce12" table:formula="of:=[.$D16]/[.H16]" office:value-type="float" office:value="1.03408066766256" calcext:value-type="float">
            <text:p>1,0</text:p>
          </table:table-cell>
          <table:table-cell table:style-name="ce12" table:formula="of:=[.$D16]/[.I16]" office:value-type="float" office:value="1.25986342373238" calcext:value-type="float">
            <text:p>1,3</text:p>
          </table:table-cell>
          <table:table-cell table:style-name="ce12" table:formula="of:=[.$D16]/[.J16]" office:value-type="float" office:value="2.71545282131916" calcext:value-type="float">
            <text:p>2,7</text:p>
          </table:table-cell>
          <table:table-cell table:style-name="ce12" table:formula="of:=[.$D16]/[.K16]" office:value-type="float" office:value="1.58981683591155" calcext:value-type="float">
            <text:p>1,6</text:p>
          </table:table-cell>
          <table:table-cell table:style-name="ce12" table:formula="of:=[.$D16]/[.L16]" office:value-type="float" office:value="0.857699475710658" calcext:value-type="float">
            <text:p>0,9</text:p>
          </table:table-cell>
          <table:table-cell table:style-name="ce12" table:formula="of:=[.$D16]/[.M16]" office:value-type="float" office:value="1.56923523681055" calcext:value-type="float">
            <text:p>1,6</text:p>
          </table:table-cell>
          <table:table-cell table:style-name="ce12" table:formula="of:=[.$D16]/[.N16]" office:value-type="float" office:value="1.00429248874421" calcext:value-type="float">
            <text:p>1,0</text:p>
          </table:table-cell>
          <table:table-cell table:style-name="ce12" table:formula="of:=[.$D16]/[.O16]" office:value-type="float" office:value="0.978390248745758" calcext:value-type="float">
            <text:p>1,0</text:p>
          </table:table-cell>
          <table:table-cell table:style-name="ce12" table:formula="of:=[.$D16]/[.P16]" office:value-type="float" office:value="0.893210768500696" calcext:value-type="float">
            <text:p>0,9</text:p>
          </table:table-cell>
          <table:table-cell table:style-name="ce12" table:formula="of:=[.$D16]/[.Q16]" office:value-type="float" office:value="1.13836922470559" calcext:value-type="float">
            <text:p>1,1</text:p>
          </table:table-cell>
          <table:table-cell table:style-name="ce12" table:formula="of:=[.$D16]/[.R16]" office:value-type="float" office:value="1.55483056589414" calcext:value-type="float">
            <text:p>1,6</text:p>
          </table:table-cell>
          <table:table-cell table:style-name="ce12" table:formula="of:=[.$D16]/[.S16]" office:value-type="float" office:value="0.891490029748442" calcext:value-type="float">
            <text:p>0,9</text:p>
          </table:table-cell>
          <table:table-cell table:style-name="ce12" table:formula="of:=[.$D16]/[.T16]" office:value-type="float" office:value="0.935348245094864" calcext:value-type="float">
            <text:p>0,9</text:p>
          </table:table-cell>
          <table:table-cell table:style-name="ce12" table:formula="of:=[.$D16]/[.U16]" office:value-type="float" office:value="0.877802755202029" calcext:value-type="float">
            <text:p>0,9</text:p>
          </table:table-cell>
          <table:table-cell table:style-name="ce12" table:formula="of:=[.$D16]/[.V16]" office:value-type="float" office:value="1.28253047099896" calcext:value-type="float">
            <text:p>1,3</text:p>
          </table:table-cell>
          <table:table-cell table:style-name="ce12" table:formula="of:=[.$D16]/[.W16]" office:value-type="float" office:value="0.775831087151842" calcext:value-type="float">
            <text:p>0,8</text:p>
          </table:table-cell>
          <table:table-cell table:style-name="ce12" table:formula="of:=[.$D16]/[.X16]" office:value-type="float" office:value="0.841947870490436" calcext:value-type="float">
            <text:p>0,8</text:p>
          </table:table-cell>
          <table:table-cell table:style-name="ce12" table:formula="of:=[.$D16]/[.Y16]" office:value-type="float" office:value="1.22390993044596" calcext:value-type="float">
            <text:p>1,2</text:p>
          </table:table-cell>
          <table:table-cell table:style-name="ce12" table:formula="of:=[.$D16]/[.Z16]" office:value-type="float" office:value="0.994431813459815" calcext:value-type="float">
            <text:p>1,0</text:p>
          </table:table-cell>
          <table:table-cell table:style-name="ce12" table:formula="of:=[.$D16]/[.AA16]" office:value-type="float" office:value="0.831054600295673" calcext:value-type="float">
            <text:p>0,8</text:p>
          </table:table-cell>
          <table:table-cell table:style-name="ce53" table:formula="of:=[.$D16]/[.AB16]" office:value-type="float" office:value="0.72678247589959" calcext:value-type="float">
            <text:p>0,7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2">
          <table:covered-table-cell table:style-name="ce12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16]/[.E17]" office:value-type="float" office:value="0.860563438164614" calcext:value-type="float">
            <text:p>0,9</text:p>
          </table:table-cell>
          <table:table-cell table:style-name="ce47" table:formula="of:=[.$D16]/[.F17]" office:value-type="float" office:value="1.75956094742923" calcext:value-type="float">
            <text:p>1,8</text:p>
          </table:table-cell>
          <table:table-cell table:formula="of:=[.$D16]/[.G17]" office:value-type="float" office:value="2.37953125" calcext:value-type="float">
            <text:p>2,4</text:p>
          </table:table-cell>
          <table:table-cell table:formula="of:=[.$D16]/[.H17]" office:value-type="float" office:value="2.00602337500599" calcext:value-type="float">
            <text:p>2,0</text:p>
          </table:table-cell>
          <table:table-cell table:formula="of:=[.$D16]/[.I17]" office:value-type="float" office:value="2.09424928116015" calcext:value-type="float">
            <text:p>2,1</text:p>
          </table:table-cell>
          <table:table-cell table:formula="of:=[.$D16]/[.J17]" office:value-type="float" office:value="3.18689241890992" calcext:value-type="float">
            <text:p>3,2</text:p>
          </table:table-cell>
          <table:table-cell table:formula="of:=[.$D16]/[.K17]" office:value-type="float" office:value="2.10078880375215" calcext:value-type="float">
            <text:p>2,1</text:p>
          </table:table-cell>
          <table:table-cell table:formula="of:=[.$D16]/[.L17]" office:value-type="float" office:value="1.26245544226146" calcext:value-type="float">
            <text:p>1,3</text:p>
          </table:table-cell>
          <table:table-cell table:formula="of:=[.$D16]/[.M17]" office:value-type="float" office:value="1.83227055465016" calcext:value-type="float">
            <text:p>1,8</text:p>
          </table:table-cell>
          <table:table-cell table:formula="of:=[.$D16]/[.N17]" office:value-type="float" office:value="1.34875164045957" calcext:value-type="float">
            <text:p>1,3</text:p>
          </table:table-cell>
          <table:table-cell table:formula="of:=[.$D16]/[.O17]" office:value-type="float" office:value="1.19655573888758" calcext:value-type="float">
            <text:p>1,2</text:p>
          </table:table-cell>
          <table:table-cell table:formula="of:=[.$D16]/[.P17]" office:value-type="float" office:value="1.09884552312234" calcext:value-type="float">
            <text:p>1,1</text:p>
          </table:table-cell>
          <table:table-cell table:formula="of:=[.$D16]/[.Q17]" office:value-type="float" office:value="1.24322057797634" calcext:value-type="float">
            <text:p>1,2</text:p>
          </table:table-cell>
          <table:table-cell table:formula="of:=[.$D16]/[.R17]" office:value-type="float" office:value="1.68276243093923" calcext:value-type="float">
            <text:p>1,7</text:p>
          </table:table-cell>
          <table:table-cell table:formula="of:=[.$D16]/[.S17]" office:value-type="float" office:value="1.10922839567483" calcext:value-type="float">
            <text:p>1,1</text:p>
          </table:table-cell>
          <table:table-cell table:formula="of:=[.$D16]/[.T17]" office:value-type="float" office:value="1.26357910616632" calcext:value-type="float">
            <text:p>1,3</text:p>
          </table:table-cell>
          <table:table-cell table:formula="of:=[.$D16]/[.U17]" office:value-type="float" office:value="1.12297719441726" calcext:value-type="float">
            <text:p>1,1</text:p>
          </table:table-cell>
          <table:table-cell table:formula="of:=[.$D16]/[.V17]" office:value-type="float" office:value="1.52072950425302" calcext:value-type="float">
            <text:p>1,5</text:p>
          </table:table-cell>
          <table:table-cell table:formula="of:=[.$D16]/[.W17]" office:value-type="float" office:value="0.991400942167933" calcext:value-type="float">
            <text:p>1,0</text:p>
          </table:table-cell>
          <table:table-cell table:formula="of:=[.$D16]/[.X17]" office:value-type="float" office:value="1.16398921608138" calcext:value-type="float">
            <text:p>1,2</text:p>
          </table:table-cell>
          <table:table-cell table:formula="of:=[.$D16]/[.Y17]" office:value-type="float" office:value="1.55657870284334" calcext:value-type="float">
            <text:p>1,6</text:p>
          </table:table-cell>
          <table:table-cell table:formula="of:=[.$D16]/[.Z17]" office:value-type="float" office:value="1.08935608474554" calcext:value-type="float">
            <text:p>1,1</text:p>
          </table:table-cell>
          <table:table-cell table:formula="of:=[.$D16]/[.AA17]" office:value-type="float" office:value="1.09908343557477" calcext:value-type="float">
            <text:p>1,1</text:p>
          </table:table-cell>
          <table:table-cell table:style-name="ce52" table:formula="of:=[.$D16]/[.AB17]" office:value-type="float" office:value="0.998004217951315" calcext:value-type="float">
            <text:p>1,0</text:p>
          </table:table-cell>
          <table:table-cell table:number-columns-repeated="997"/>
        </table:table-row>
        <table:table-row table:style-name="ro2">
          <table:covered-table-cell table:number-columns-repeated="2"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number-columns-repeated="24" table:style-name="ce45" office:value-type="float" office:value="0.2" calcext:value-type="float">
            <text:p>0,2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covered-table-cell table:style-name="ce14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20]/[.E20]" office:value-type="float" office:value="0.650009377724229" calcext:value-type="float">
            <text:p>0,7</text:p>
          </table:table-cell>
          <table:table-cell table:style-name="ce46" table:formula="of:=[.$D20]/[.F20]" office:value-type="float" office:value="1.28927430318297" calcext:value-type="float">
            <text:p>1,3</text:p>
          </table:table-cell>
          <table:table-cell table:style-name="ce12" table:formula="of:=[.$D20]/[.G20]" office:value-type="float" office:value="1.91139938071207" calcext:value-type="float">
            <text:p>1,9</text:p>
          </table:table-cell>
          <table:table-cell table:style-name="ce12" table:formula="of:=[.$D20]/[.H20]" office:value-type="float" office:value="1.84900090099664" calcext:value-type="float">
            <text:p>1,8</text:p>
          </table:table-cell>
          <table:table-cell table:style-name="ce12" table:formula="of:=[.$D20]/[.I20]" office:value-type="float" office:value="3.13679074169142" calcext:value-type="float">
            <text:p>3,1</text:p>
          </table:table-cell>
          <table:table-cell table:style-name="ce12" table:formula="of:=[.$D20]/[.J20]" office:value-type="float" office:value="3.91070390444174" calcext:value-type="float">
            <text:p>3,9</text:p>
          </table:table-cell>
          <table:table-cell table:style-name="ce12" table:formula="of:=[.$D20]/[.K20]" office:value-type="float" office:value="1.80912686497667" calcext:value-type="float">
            <text:p>1,8</text:p>
          </table:table-cell>
          <table:table-cell table:style-name="ce12" table:formula="of:=[.$D20]/[.L20]" office:value-type="float" office:value="2.22934970608199" calcext:value-type="float">
            <text:p>2,2</text:p>
          </table:table-cell>
          <table:table-cell table:style-name="ce12" table:formula="of:=[.$D20]/[.M20]" office:value-type="float" office:value="2.54313536601617" calcext:value-type="float">
            <text:p>2,5</text:p>
          </table:table-cell>
          <table:table-cell table:style-name="ce12" table:formula="of:=[.$D20]/[.N20]" office:value-type="float" office:value="5.90244783066015" calcext:value-type="float">
            <text:p>5,9</text:p>
          </table:table-cell>
          <table:table-cell table:style-name="ce12" table:formula="of:=[.$D20]/[.O20]" office:value-type="float" office:value="2.94144722503057" calcext:value-type="float">
            <text:p>2,9</text:p>
          </table:table-cell>
          <table:table-cell table:style-name="ce12" table:formula="of:=[.$D20]/[.P20]" office:value-type="float" office:value="3.2143476163977" calcext:value-type="float">
            <text:p>3,2</text:p>
          </table:table-cell>
          <table:table-cell table:style-name="ce12" table:formula="of:=[.$D20]/[.Q20]" office:value-type="float" office:value="2.913638112302" calcext:value-type="float">
            <text:p>2,9</text:p>
          </table:table-cell>
          <table:table-cell table:style-name="ce12" table:formula="of:=[.$D20]/[.R20]" office:value-type="float" office:value="2.85830588052105" calcext:value-type="float">
            <text:p>2,9</text:p>
          </table:table-cell>
          <table:table-cell table:style-name="ce12" table:formula="of:=[.$D20]/[.S20]" office:value-type="float" office:value="4.83919782667462" calcext:value-type="float">
            <text:p>4,8</text:p>
          </table:table-cell>
          <table:table-cell table:style-name="ce12" table:formula="of:=[.$D20]/[.T20]" office:value-type="float" office:value="3.29088714406823" calcext:value-type="float">
            <text:p>3,3</text:p>
          </table:table-cell>
          <table:table-cell table:style-name="ce12" table:formula="of:=[.$D20]/[.U20]" office:value-type="float" office:value="5.15672275159357" calcext:value-type="float">
            <text:p>5,2</text:p>
          </table:table-cell>
          <table:table-cell table:style-name="ce12" table:formula="of:=[.$D20]/[.V20]" office:value-type="float" office:value="3.61719482553766" calcext:value-type="float">
            <text:p>3,6</text:p>
          </table:table-cell>
          <table:table-cell table:style-name="ce12" table:formula="of:=[.$D20]/[.W20]" office:value-type="float" office:value="2.83295263194033" calcext:value-type="float">
            <text:p>2,8</text:p>
          </table:table-cell>
          <table:table-cell table:style-name="ce12" table:formula="of:=[.$D20]/[.X20]" office:value-type="float" office:value="3.13853377439495" calcext:value-type="float">
            <text:p>3,1</text:p>
          </table:table-cell>
          <table:table-cell table:style-name="ce12" table:formula="of:=[.$D20]/[.Y20]" office:value-type="float" office:value="3.10030515427323" calcext:value-type="float">
            <text:p>3,1</text:p>
          </table:table-cell>
          <table:table-cell table:style-name="ce12" table:formula="of:=[.$D20]/[.Z20]" office:value-type="float" office:value="3.21842153748317" calcext:value-type="float">
            <text:p>3,2</text:p>
          </table:table-cell>
          <table:table-cell table:style-name="ce12" table:formula="of:=[.$D20]/[.AA20]" office:value-type="float" office:value="3.30430109987338" calcext:value-type="float">
            <text:p>3,3</text:p>
          </table:table-cell>
          <table:table-cell table:style-name="ce53" table:formula="of:=[.$D20]/[.AB20]" office:value-type="float" office:value="3.23074886569399" calcext:value-type="float">
            <text:p>3,2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2">
          <table:covered-table-cell table:style-name="ce15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20]/[.E21]" office:value-type="float" office:value="1.00498253283315" calcext:value-type="float">
            <text:p>1,0</text:p>
          </table:table-cell>
          <table:table-cell table:style-name="ce47" table:formula="of:=[.$D20]/[.F21]" office:value-type="float" office:value="1.99868926670447" calcext:value-type="float">
            <text:p>2,0</text:p>
          </table:table-cell>
          <table:table-cell table:formula="of:=[.$D20]/[.G21]" office:value-type="float" office:value="2.95721929149123" calcext:value-type="float">
            <text:p>3,0</text:p>
          </table:table-cell>
          <table:table-cell table:formula="of:=[.$D20]/[.H21]" office:value-type="float" office:value="2.87154929502778" calcext:value-type="float">
            <text:p>2,9</text:p>
          </table:table-cell>
          <table:table-cell table:formula="of:=[.$D20]/[.I21]" office:value-type="float" office:value="4.81305238084128" calcext:value-type="float">
            <text:p>4,8</text:p>
          </table:table-cell>
          <table:table-cell table:formula="of:=[.$D20]/[.J21]" office:value-type="float" office:value="5.65920316445527" calcext:value-type="float">
            <text:p>5,7</text:p>
          </table:table-cell>
          <table:table-cell table:formula="of:=[.$D20]/[.K21]" office:value-type="float" office:value="2.33755504438894" calcext:value-type="float">
            <text:p>2,3</text:p>
          </table:table-cell>
          <table:table-cell table:formula="of:=[.$D20]/[.L21]" office:value-type="float" office:value="2.50201246230784" calcext:value-type="float">
            <text:p>2,5</text:p>
          </table:table-cell>
          <table:table-cell table:formula="of:=[.$D20]/[.M21]" office:value-type="float" office:value="2.92672409133901" calcext:value-type="float">
            <text:p>2,9</text:p>
          </table:table-cell>
          <table:table-cell table:formula="of:=[.$D20]/[.N21]" office:value-type="float" office:value="7.57985453158435" calcext:value-type="float">
            <text:p>7,6</text:p>
          </table:table-cell>
          <table:table-cell table:formula="of:=[.$D20]/[.O21]" office:value-type="float" office:value="3.28736604710528" calcext:value-type="float">
            <text:p>3,3</text:p>
          </table:table-cell>
          <table:table-cell table:formula="of:=[.$D20]/[.P21]" office:value-type="float" office:value="3.6557069248646" calcext:value-type="float">
            <text:p>3,7</text:p>
          </table:table-cell>
          <table:table-cell table:formula="of:=[.$D20]/[.Q21]" office:value-type="float" office:value="3.67026056162022" calcext:value-type="float">
            <text:p>3,7</text:p>
          </table:table-cell>
          <table:table-cell table:formula="of:=[.$D20]/[.R21]" office:value-type="float" office:value="3.70904680853978" calcext:value-type="float">
            <text:p>3,7</text:p>
          </table:table-cell>
          <table:table-cell table:formula="of:=[.$D20]/[.S21]" office:value-type="float" office:value="6.42379546522853" calcext:value-type="float">
            <text:p>6,4</text:p>
          </table:table-cell>
          <table:table-cell table:formula="of:=[.$D20]/[.T21]" office:value-type="float" office:value="3.91207412839" calcext:value-type="float">
            <text:p>3,9</text:p>
          </table:table-cell>
          <table:table-cell table:formula="of:=[.$D20]/[.U21]" office:value-type="float" office:value="6.96426826053127" calcext:value-type="float">
            <text:p>7,0</text:p>
          </table:table-cell>
          <table:table-cell table:formula="of:=[.$D20]/[.V21]" office:value-type="float" office:value="4.41556467904589" calcext:value-type="float">
            <text:p>4,4</text:p>
          </table:table-cell>
          <table:table-cell table:formula="of:=[.$D20]/[.W21]" office:value-type="float" office:value="3.13014774523773" calcext:value-type="float">
            <text:p>3,1</text:p>
          </table:table-cell>
          <table:table-cell table:formula="of:=[.$D20]/[.X21]" office:value-type="float" office:value="3.16600077028146" calcext:value-type="float">
            <text:p>3,2</text:p>
          </table:table-cell>
          <table:table-cell table:formula="of:=[.$D20]/[.Y21]" office:value-type="float" office:value="3.31436761998901" calcext:value-type="float">
            <text:p>3,3</text:p>
          </table:table-cell>
          <table:table-cell table:formula="of:=[.$D20]/[.Z21]" office:value-type="float" office:value="3.36824079516581" calcext:value-type="float">
            <text:p>3,4</text:p>
          </table:table-cell>
          <table:table-cell table:formula="of:=[.$D20]/[.AA21]" office:value-type="float" office:value="3.53714579650624" calcext:value-type="float">
            <text:p>3,5</text:p>
          </table:table-cell>
          <table:table-cell table:style-name="ce52" table:formula="of:=[.$D20]/[.AB21]" office:value-type="float" office:value="3.69662757398994" calcext:value-type="float">
            <text:p>3,7</text:p>
          </table:table-cell>
          <table:table-cell table:number-columns-repeated="997"/>
        </table:table-row>
        <table:table-row table:style-name="ro2">
          <table:covered-table-cell table:style-name="ce15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6"/>
          <table:covered-table-cell table:style-name="ce9"/>
          <table:table-cell table:style-name="ce34" office:value-type="string" calcext:value-type="string">
            <text:p>gpu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45" table:formula="of:=1.3" office:value-type="float" office:value="1.3" calcext:value-type="float">
            <text:p>1,3</text:p>
          </table:table-cell>
          <table:table-cell table:style-name="ce8" table:number-columns-repeated="158"/>
          <table:table-cell table:style-name="ce29" table:number-columns-repeated="839"/>
        </table:table-row>
        <table:table-row table:style-name="ro2">
          <table:table-cell table:number-columns-repeated="2"/>
          <table:table-cell table:style-name="ce35"/>
          <table:table-cell table:style-name="ce47" table:number-columns-repeated="2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string" calcext:value-type="string">
            <text:p>homogène</text:p>
          </table:table-cell>
          <table:table-cell table:style-name="ce3"/>
          <table:table-cell table:style-name="ce42" table:number-columns-repeated="24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float" office:value="128" calcext:value-type="float">
            <text:p>128,0</text:p>
          </table:table-cell>
          <table:table-cell table:style-name="ce32"/>
          <table:table-cell table:style-name="ce43" table:number-columns-repeated="23"/>
          <table:table-cell table:style-name="ce51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7"/>
          <table:table-cell office:value-type="float" office:value="128" calcext:value-type="float">
            <text:p>128,0</text:p>
          </table:table-cell>
          <table:table-cell table:style-name="ce33"/>
          <table:table-cell table:style-name="ce8"/>
          <table:table-cell table:number-columns-repeated="22"/>
          <table:table-cell table:style-name="ce52"/>
          <table:table-cell table:number-columns-repeated="986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5" loext:min-decimal-places="5" number:min-integer-digits="1" number:grouping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1:37:14.497194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21:43:00.264952912</dc:date>
    <meta:editing-duration>PT1H34M7S</meta:editing-duration>
    <meta:editing-cycles>25</meta:editing-cycles>
    <meta:generator>LibreOffice/5.1.1.3$Linux_X86_64 LibreOffice_project/10m0$Build-3</meta:generator>
    <meta:document-statistic meta:table-count="1" meta:cell-count="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5cm" chart:style-name="ch2">
          <text:p>Homogène séquentiel (128)</text:p>
        </chart:title>
        <chart:legend chart:legend-position="end" svg:x="13.631cm" svg:y="3.584cm" style:legend-expansion="high" chart:style-name="ch3"/>
        <chart:plot-area chart:style-name="ch4" table:cell-range-address="Sheet1.B2:Sheet1.E2 Sheet1.C1:Sheet1.E1" chart:data-source-has-labels="both" svg:x="0.32cm" svg:y="1.434cm" svg:width="12.991cm" svg:height="7.386cm">
          <chartooo:coordinate-region svg:x="1.418cm" svg:y="1.673cm" svg:width="11.893cm" svg:height="6.421cm"/>
          <chart:axis chart:dimension="x" chart:name="primary-x" chart:style-name="ch5" chartooo:axis-type="auto">
            <chartooo:date-scale/>
            <chart:categories table:cell-range-address="Sheet1.B2:Sheet1.B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2" chart:label-cell-address="Sheet1.C1:Sheet1.C1" chart:class="chart:bar">
            <chart:data-point/>
          </chart:series>
          <chart:series chart:style-name="ch9" chart:values-cell-range-address="Sheet1.D2:Sheet1.D2" chart:label-cell-address="Sheet1.D1:Sheet1.D1" chart:class="chart:bar">
            <chart:data-point/>
          </chart:series>
          <chart:series chart:style-name="ch10" chart:values-cell-range-address="Sheet1.E2:Sheet1.E2" chart:label-cell-address="Sheet1.E1:Sheet1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  <table:table-cell office:value-type="string">
                <text:p>eucl</text:p>
                <draw:g>
                  <svg:desc>Sheet1.D1:Sheet1.D1</svg:desc>
                </draw:g>
              </table:table-cell>
              <table:table-cell office:value-type="string">
                <text:p>eucl_sw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B2:Sheet1.B2</svg:desc>
                </draw:g>
              </table:table-cell>
              <table:table-cell office:value-type="float" office:value="181.745">
                <text:p>181.745</text:p>
                <draw:g>
                  <svg:desc>Sheet1.C2:Sheet1.C2</svg:desc>
                </draw:g>
              </table:table-cell>
              <table:table-cell office:value-type="float" office:value="200.524">
                <text:p>200.524</text:p>
                <draw:g>
                  <svg:desc>Sheet1.D2:Sheet1.D2</svg:desc>
                </draw:g>
              </table:table-cell>
              <table:table-cell office:value-type="float" office:value="84.547">
                <text:p>84.547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81cm" xlink:href=".." xlink:type="simple" chart:class="chart:bar" chart:style-name="ch1">
        <chart:title svg:x="5.21cm" svg:y="0.314cm" chart:style-name="ch2">
          <text:p>Homogène séquentiel (512)</text:p>
        </chart:title>
        <chart:legend chart:legend-position="end" svg:x="13.641cm" svg:y="3.574cm" style:legend-expansion="high" chart:style-name="ch3"/>
        <chart:plot-area chart:style-name="ch4" table:cell-range-address="Sheet1.B3:Sheet1.E3 Sheet1.C1:Sheet1.E1" chart:data-source-has-labels="both" svg:x="0.32cm" svg:y="1.432cm" svg:width="13.001cm" svg:height="7.37cm">
          <chartooo:coordinate-region svg:x="1.788cm" svg:y="1.671cm" svg:width="11.533cm" svg:height="6.405cm"/>
          <chart:axis chart:dimension="x" chart:name="primary-x" chart:style-name="ch5" chartooo:axis-type="auto">
            <chartooo:date-scale/>
            <chart:categories table:cell-range-address="Sheet1.B3:Sheet1.B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3" chart:label-cell-address="Sheet1.C1:Sheet1.C1" chart:class="chart:bar">
            <chart:data-point/>
          </chart:series>
          <chart:series chart:style-name="ch9" chart:values-cell-range-address="Sheet1.D3:Sheet1.D3" chart:label-cell-address="Sheet1.D1:Sheet1.D1" chart:class="chart:bar">
            <chart:data-point/>
          </chart:series>
          <chart:series chart:style-name="ch10" chart:values-cell-range-address="Sheet1.E3:Sheet1.E3" chart:label-cell-address="Sheet1.E1:Sheet1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  <table:table-cell office:value-type="string">
                <text:p>eucl</text:p>
                <draw:g>
                  <svg:desc>Sheet1.D1:Sheet1.D1</svg:desc>
                </draw:g>
              </table:table-cell>
              <table:table-cell office:value-type="string">
                <text:p>eucl_sw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heet1.B3:Sheet1.B3</svg:desc>
                </draw:g>
              </table:table-cell>
              <table:table-cell office:value-type="float" office:value="44182.535">
                <text:p>44182.535</text:p>
                <draw:g>
                  <svg:desc>Sheet1.C3:Sheet1.C3</svg:desc>
                </draw:g>
              </table:table-cell>
              <table:table-cell office:value-type="float" office:value="48537.39">
                <text:p>48537.39</text:p>
                <draw:g>
                  <svg:desc>Sheet1.D3:Sheet1.D3</svg:desc>
                </draw:g>
              </table:table-cell>
              <table:table-cell office:value-type="float" office:value="19710.081">
                <text:p>19710.081</text:p>
                <draw:g>
                  <svg:desc>Sheet1.E3:Sheet1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4cm" xlink:href=".." xlink:type="simple" chart:class="chart:bar" chart:style-name="ch1">
        <chart:title svg:x="6.388cm" svg:y="0.315cm" chart:style-name="ch2">
          <text:p>Tour séquentiel</text:p>
        </chart:title>
        <chart:legend chart:legend-position="end" svg:x="13.618cm" svg:y="3.586cm" style:legend-expansion="high" chart:style-name="ch3"/>
        <chart:plot-area chart:style-name="ch4" table:cell-range-address="Sheet1.I3:Sheet1.L5" chart:data-source-has-labels="both" svg:x="0.319cm" svg:y="1.434cm" svg:width="12.98cm" svg:height="7.39cm">
          <chartooo:coordinate-region svg:x="1.787cm" svg:y="1.673cm" svg:width="11.512cm" svg:height="6.425cm"/>
          <chart:axis chart:dimension="x" chart:name="primary-x" chart:style-name="ch5" chartooo:axis-type="auto">
            <chartooo:date-scale/>
            <chart:categories table:cell-range-address="Sheet1.I4:Sheet1.I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4:Sheet1.J5" chart:label-cell-address="Sheet1.J3:Sheet1.J3" chart:class="chart:bar">
            <chart:data-point chart:repeated="2"/>
          </chart:series>
          <chart:series chart:style-name="ch9" chart:values-cell-range-address="Sheet1.K4:Sheet1.K5" chart:label-cell-address="Sheet1.K3:Sheet1.K3" chart:class="chart:bar">
            <chart:data-point chart:repeated="2"/>
          </chart:series>
          <chart:series chart:style-name="ch10" chart:values-cell-range-address="Sheet1.L4:Sheet1.L5" chart:label-cell-address="Sheet1.L3:Sheet1.L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J3:Sheet1.J3</svg:desc>
                </draw:g>
              </table:table-cell>
              <table:table-cell office:value-type="string">
                <text:p>eucl</text:p>
                <draw:g>
                  <svg:desc>Sheet1.K3:Sheet1.K3</svg:desc>
                </draw:g>
              </table:table-cell>
              <table:table-cell office:value-type="string">
                <text:p>eucl_swap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I4:Sheet1.I5</svg:desc>
                </draw:g>
              </table:table-cell>
              <table:table-cell office:value-type="float" office:value="3426.299">
                <text:p>3426.299</text:p>
                <draw:g>
                  <svg:desc>Sheet1.J4:Sheet1.J5</svg:desc>
                </draw:g>
              </table:table-cell>
              <table:table-cell office:value-type="float" office:value="422.275">
                <text:p>422.275</text:p>
                <draw:g>
                  <svg:desc>Sheet1.K4:Sheet1.K5</svg:desc>
                </draw:g>
              </table:table-cell>
              <table:table-cell office:value-type="float" office:value="167.519">
                <text:p>167.519</text:p>
                <draw:g>
                  <svg:desc>Sheet1.L4:Sheet1.L5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244.906">
                <text:p>28244.906</text:p>
              </table:table-cell>
              <table:table-cell office:value-type="float" office:value="3808.205">
                <text:p>3808.205</text:p>
              </table:table-cell>
              <table:table-cell office:value-type="float" office:value="4332.137">
                <text:p>4332.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26cm" svg:height="9.346cm" xlink:href=".." xlink:type="simple" chart:class="chart:line" chart:style-name="ch1">
        <chart:title svg:x="4.374cm" svg:y="0.321cm" chart:style-name="ch2">
          <text:p>Speed-up homogène parallèle (512)</text:p>
        </chart:title>
        <chart:legend chart:legend-position="end" svg:x="12.942cm" svg:y="3.757cm" style:legend-expansion="high" chart:style-name="ch3"/>
        <chart:plot-area chart:style-name="ch4" table:cell-range-address="Sheet1.D31:Sheet1.AA31 Sheet1.C36:Sheet1.AA37 Sheet1.C39:Sheet1.AA39" chart:data-source-has-labels="both" svg:x="1.859cm" svg:y="1.446cm" svg:width="10.765cm" svg:height="6.653cm">
          <chartooo:coordinate-region svg:x="2.586cm" svg:y="1.685cm" svg:width="9.706cm" svg:height="5.211cm"/>
          <chart:axis chart:dimension="x" chart:name="primary-x" chart:style-name="ch5" chartooo:axis-type="auto">
            <chartooo:date-scale/>
            <chart:title svg:x="6.588cm" svg:y="8.285cm" chart:style-name="ch6">
              <text:p>Threads</text:p>
            </chart:title>
            <chart:categories table:cell-range-address="Sheet1.D31:Sheet1.AA31"/>
          </chart:axis>
          <chart:axis chart:dimension="y" chart:name="primary-y" chart:style-name="ch5">
            <chart:title svg:x="0.451cm" svg:y="5.544cm" chart:style-name="ch7">
              <text:p>Speed-up
</text:p>
            </chart:title>
            <chart:grid chart:style-name="ch8" chart:class="major"/>
          </chart:axis>
          <chart:series chart:style-name="ch9" chart:values-cell-range-address="Sheet1.D36:Sheet1.AA36" chart:label-cell-address="Sheet1.C36:Sheet1.C36" chart:class="chart:line">
            <chart:data-point chart:repeated="24"/>
          </chart:series>
          <chart:series chart:style-name="ch10" chart:values-cell-range-address="Sheet1.D37:Sheet1.AA37" chart:label-cell-address="Sheet1.C37:Sheet1.C37" chart:class="chart:line">
            <chart:data-point chart:repeated="24"/>
          </chart:series>
          <chart:series chart:style-name="ch11" chart:values-cell-range-address="Sheet1.D39:Sheet1.AA39" chart:label-cell-address="Sheet1.C39:Sheet1.C39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31:Sheet1.AA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36:Sheet1.C36</svg:desc>
                </draw:g>
              </table:table-cell>
              <table:table-cell office:value-type="float" office:value="0.661479971284302">
                <text:p>0.661479971284302</text:p>
                <draw:g>
                  <svg:desc>Sheet1.D36:Sheet1.AA36</svg:desc>
                </draw:g>
              </table:table-cell>
              <table:table-cell office:value-type="float" office:value="1.29891392526221">
                <text:p>1.29891392526221</text:p>
              </table:table-cell>
              <table:table-cell office:value-type="float" office:value="1.92337025779203">
                <text:p>1.92337025779203</text:p>
              </table:table-cell>
              <table:table-cell office:value-type="float" office:value="1.87218144526684">
                <text:p>1.87218144526684</text:p>
              </table:table-cell>
              <table:table-cell office:value-type="float" office:value="3.21008320286486">
                <text:p>3.21008320286486</text:p>
              </table:table-cell>
              <table:table-cell office:value-type="float" office:value="3.8573255320827">
                <text:p>3.8573255320827</text:p>
              </table:table-cell>
              <table:table-cell office:value-type="float" office:value="1.8237928202078">
                <text:p>1.8237928202078</text:p>
              </table:table-cell>
              <table:table-cell office:value-type="float" office:value="2.24988005825693">
                <text:p>2.24988005825693</text:p>
              </table:table-cell>
              <table:table-cell office:value-type="float" office:value="2.54430650828607">
                <text:p>2.54430650828607</text:p>
              </table:table-cell>
              <table:table-cell office:value-type="float" office:value="5.84387836243994">
                <text:p>5.84387836243994</text:p>
              </table:table-cell>
              <table:table-cell office:value-type="float" office:value="2.96897904144397">
                <text:p>2.96897904144397</text:p>
              </table:table-cell>
              <table:table-cell office:value-type="float" office:value="3.27042142467334">
                <text:p>3.27042142467334</text:p>
              </table:table-cell>
              <table:table-cell office:value-type="float" office:value="2.89909854732373">
                <text:p>2.89909854732373</text:p>
              </table:table-cell>
              <table:table-cell office:value-type="float" office:value="2.88021552866716">
                <text:p>2.88021552866716</text:p>
              </table:table-cell>
              <table:table-cell office:value-type="float" office:value="4.93532793879918">
                <text:p>4.93532793879918</text:p>
              </table:table-cell>
              <table:table-cell office:value-type="float" office:value="3.30937880142549">
                <text:p>3.30937880142549</text:p>
              </table:table-cell>
              <table:table-cell office:value-type="float" office:value="5.22357276597775">
                <text:p>5.22357276597775</text:p>
              </table:table-cell>
              <table:table-cell office:value-type="float" office:value="3.6393604353477">
                <text:p>3.6393604353477</text:p>
              </table:table-cell>
              <table:table-cell office:value-type="float" office:value="2.81009122279954">
                <text:p>2.81009122279954</text:p>
              </table:table-cell>
              <table:table-cell office:value-type="float" office:value="3.19461857286229">
                <text:p>3.19461857286229</text:p>
              </table:table-cell>
              <table:table-cell office:value-type="float" office:value="3.16274342072643">
                <text:p>3.16274342072643</text:p>
              </table:table-cell>
              <table:table-cell office:value-type="float" office:value="3.4021612524597">
                <text:p>3.4021612524597</text:p>
              </table:table-cell>
              <table:table-cell office:value-type="float" office:value="3.4342942580439">
                <text:p>3.4342942580439</text:p>
              </table:table-cell>
              <table:table-cell office:value-type="float" office:value="3.44288829017542">
                <text:p>3.44288829017542</text:p>
              </table:table-cell>
            </table:table-row>
            <table:table-row>
              <table:table-cell office:value-type="string">
                <text:p>omp_swap</text:p>
                <draw:g>
                  <svg:desc>Sheet1.C37:Sheet1.C37</svg:desc>
                </draw:g>
              </table:table-cell>
              <table:table-cell office:value-type="float" office:value="1.01858046434779">
                <text:p>1.01858046434779</text:p>
                <draw:g>
                  <svg:desc>Sheet1.D37:Sheet1.AA37</svg:desc>
                </draw:g>
              </table:table-cell>
              <table:table-cell office:value-type="float" office:value="2.01326923856754">
                <text:p>2.01326923856754</text:p>
              </table:table-cell>
              <table:table-cell office:value-type="float" office:value="2.97491302829959">
                <text:p>2.97491302829959</text:p>
              </table:table-cell>
              <table:table-cell office:value-type="float" office:value="2.88656209085237">
                <text:p>2.88656209085237</text:p>
              </table:table-cell>
              <table:table-cell office:value-type="float" office:value="4.84084254383143">
                <text:p>4.84084254383143</text:p>
              </table:table-cell>
              <table:table-cell office:value-type="float" office:value="5.70545967695247">
                <text:p>5.70545967695247</text:p>
              </table:table-cell>
              <table:table-cell office:value-type="float" office:value="2.37817897635682">
                <text:p>2.37817897635682</text:p>
              </table:table-cell>
              <table:table-cell office:value-type="float" office:value="2.57493587835065">
                <text:p>2.57493587835065</text:p>
              </table:table-cell>
              <table:table-cell office:value-type="float" office:value="2.94159766153648">
                <text:p>2.94159766153648</text:p>
              </table:table-cell>
              <table:table-cell office:value-type="float" office:value="7.65248355266351">
                <text:p>7.65248355266351</text:p>
              </table:table-cell>
              <table:table-cell office:value-type="float" office:value="3.3718931365748">
                <text:p>3.3718931365748</text:p>
              </table:table-cell>
              <table:table-cell office:value-type="float" office:value="3.66467096930614">
                <text:p>3.66467096930614</text:p>
              </table:table-cell>
              <table:table-cell office:value-type="float" office:value="3.68132397871229">
                <text:p>3.68132397871229</text:p>
              </table:table-cell>
              <table:table-cell office:value-type="float" office:value="3.71949867930976">
                <text:p>3.71949867930976</text:p>
              </table:table-cell>
              <table:table-cell office:value-type="float" office:value="6.45749862889291">
                <text:p>6.45749862889291</text:p>
              </table:table-cell>
              <table:table-cell office:value-type="float" office:value="4.00992100427052">
                <text:p>4.00992100427052</text:p>
              </table:table-cell>
              <table:table-cell office:value-type="float" office:value="7.04361376282881">
                <text:p>7.04361376282881</text:p>
              </table:table-cell>
              <table:table-cell office:value-type="float" office:value="4.48076144896909">
                <text:p>4.48076144896909</text:p>
              </table:table-cell>
              <table:table-cell office:value-type="float" office:value="3.13384416956333">
                <text:p>3.13384416956333</text:p>
              </table:table-cell>
              <table:table-cell office:value-type="float" office:value="3.15719144707377">
                <text:p>3.15719144707377</text:p>
              </table:table-cell>
              <table:table-cell office:value-type="float" office:value="3.41361578535355">
                <text:p>3.41361578535355</text:p>
              </table:table-cell>
              <table:table-cell office:value-type="float" office:value="3.36595576014957">
                <text:p>3.36595576014957</text:p>
              </table:table-cell>
              <table:table-cell office:value-type="float" office:value="3.47778295159338">
                <text:p>3.47778295159338</text:p>
              </table:table-cell>
              <table:table-cell office:value-type="float" office:value="3.59542053660747">
                <text:p>3.59542053660747</text:p>
              </table:table-cell>
            </table:table-row>
            <table:table-row>
              <table:table-cell office:value-type="string">
                <text:p>gpu</text:p>
                <draw:g>
                  <svg:desc>Sheet1.C39:Sheet1.C39</svg:desc>
                </draw:g>
              </table:table-cell>
              <table:table-cell office:value-type="float" office:value="1.3">
                <text:p>1.3</text:p>
                <draw:g>
                  <svg:desc>Sheet1.D39:Sheet1.AA39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8.996cm" xlink:href=".." xlink:type="simple" chart:class="chart:line" chart:style-name="ch1">
        <chart:title svg:x="4.406cm" svg:y="0.314cm" chart:style-name="ch2">
          <text:p>Speed-up homogène parallèle (128)</text:p>
        </chart:title>
        <chart:legend chart:legend-position="end" svg:x="13.006cm" svg:y="3.582cm" style:legend-expansion="high" chart:style-name="ch3"/>
        <chart:plot-area chart:style-name="ch4" table:cell-range-address="Sheet1.D31:Sheet1.AA33 Sheet1.C32:Sheet1.C33 Sheet1.C35:Sheet1.AA35" chart:data-source-has-labels="both" svg:x="1.41cm" svg:y="1.432cm" svg:width="11.277cm" svg:height="6.324cm">
          <chartooo:coordinate-region svg:x="2.137cm" svg:y="1.672cm" svg:width="10.218cm" svg:height="4.881cm"/>
          <chart:axis chart:dimension="x" chart:name="primary-x" chart:style-name="ch5" chartooo:axis-type="auto">
            <chartooo:date-scale/>
            <chart:title svg:x="6.395cm" svg:y="7.935cm" chart:style-name="ch6">
              <text:p>Threads</text:p>
            </chart:title>
            <chart:categories table:cell-range-address="Sheet1.D31:Sheet1.AA31"/>
          </chart:axis>
          <chart:axis chart:dimension="y" chart:name="primary-y" chart:style-name="ch5">
            <chart:title svg:x="0.451cm" svg:y="5.366cm" chart:style-name="ch7">
              <text:p>Speed-up</text:p>
            </chart:title>
            <chart:grid chart:style-name="ch8" chart:class="major"/>
          </chart:axis>
          <chart:series chart:style-name="ch9" chart:values-cell-range-address="Sheet1.D32:Sheet1.AA32" chart:label-cell-address="Sheet1.C32:Sheet1.C32" chart:class="chart:line">
            <chart:data-point chart:repeated="24"/>
          </chart:series>
          <chart:series chart:style-name="ch10" chart:values-cell-range-address="Sheet1.D33:Sheet1.AA33" chart:label-cell-address="Sheet1.C33:Sheet1.C33" chart:class="chart:line">
            <chart:data-point chart:repeated="24"/>
          </chart:series>
          <chart:series chart:style-name="ch11" chart:values-cell-range-address="Sheet1.D35:Sheet1.AA35" chart:label-cell-address="Sheet1.C35:Sheet1.C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31:Sheet1.AA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32:Sheet1.C32</svg:desc>
                </draw:g>
              </table:table-cell>
              <table:table-cell office:value-type="float" office:value="0.763280008666763">
                <text:p>0.763280008666763</text:p>
                <draw:g>
                  <svg:desc>Sheet1.D32:Sheet1.AA32</svg:desc>
                </draw:g>
              </table:table-cell>
              <table:table-cell office:value-type="float" office:value="1.35015969338869">
                <text:p>1.35015969338869</text:p>
              </table:table-cell>
              <table:table-cell office:value-type="float" office:value="1.79022593008237">
                <text:p>1.79022593008237</text:p>
              </table:table-cell>
              <table:table-cell office:value-type="float" office:value="1.0595127697436">
                <text:p>1.0595127697436</text:p>
              </table:table-cell>
              <table:table-cell office:value-type="float" office:value="1.26472700074794">
                <text:p>1.26472700074794</text:p>
              </table:table-cell>
              <table:table-cell office:value-type="float" office:value="2.73243487815914">
                <text:p>2.73243487815914</text:p>
              </table:table-cell>
              <table:table-cell office:value-type="float" office:value="1.57507731286561">
                <text:p>1.57507731286561</text:p>
              </table:table-cell>
              <table:table-cell office:value-type="float" office:value="0.860345371472764">
                <text:p>0.860345371472764</text:p>
              </table:table-cell>
              <table:table-cell office:value-type="float" office:value="1.58473130775431">
                <text:p>1.58473130775431</text:p>
              </table:table-cell>
              <table:table-cell office:value-type="float" office:value="1.01049373125052">
                <text:p>1.01049373125052</text:p>
              </table:table-cell>
              <table:table-cell office:value-type="float" office:value="1.00139762403913">
                <text:p>1.00139762403913</text:p>
              </table:table-cell>
              <table:table-cell office:value-type="float" office:value="0.887371691261361">
                <text:p>0.887371691261361</text:p>
              </table:table-cell>
              <table:table-cell office:value-type="float" office:value="1.11691348402182">
                <text:p>1.11691348402182</text:p>
              </table:table-cell>
              <table:table-cell office:value-type="float" office:value="1.54375810250698">
                <text:p>1.54375810250698</text:p>
              </table:table-cell>
              <table:table-cell office:value-type="float" office:value="0.892024772897522">
                <text:p>0.892024772897522</text:p>
              </table:table-cell>
              <table:table-cell office:value-type="float" office:value="0.935544195104678">
                <text:p>0.935544195104678</text:p>
              </table:table-cell>
              <table:table-cell office:value-type="float" office:value="0.888995205248991">
                <text:p>0.888995205248991</text:p>
              </table:table-cell>
              <table:table-cell office:value-type="float" office:value="1.21569896183821">
                <text:p>1.21569896183821</text:p>
              </table:table-cell>
              <table:table-cell office:value-type="float" office:value="0.811266983956398">
                <text:p>0.811266983956398</text:p>
              </table:table-cell>
              <table:table-cell office:value-type="float" office:value="0.859855380516033">
                <text:p>0.859855380516033</text:p>
              </table:table-cell>
              <table:table-cell office:value-type="float" office:value="1.21519223859145">
                <text:p>1.21519223859145</text:p>
              </table:table-cell>
              <table:table-cell office:value-type="float" office:value="1.01776793345451">
                <text:p>1.01776793345451</text:p>
              </table:table-cell>
              <table:table-cell office:value-type="float" office:value="0.616487899491771">
                <text:p>0.616487899491771</text:p>
              </table:table-cell>
              <table:table-cell office:value-type="float" office:value="0.917782047524451">
                <text:p>0.917782047524451</text:p>
              </table:table-cell>
            </table:table-row>
            <table:table-row>
              <table:table-cell office:value-type="string">
                <text:p>omp_swap</text:p>
                <draw:g>
                  <svg:desc>Sheet1.C33:Sheet1.C33</svg:desc>
                </draw:g>
              </table:table-cell>
              <table:table-cell office:value-type="float" office:value="0.857596413283833">
                <text:p>0.857596413283833</text:p>
                <draw:g>
                  <svg:desc>Sheet1.D33:Sheet1.AA33</svg:desc>
                </draw:g>
              </table:table-cell>
              <table:table-cell office:value-type="float" office:value="1.76632682906447">
                <text:p>1.76632682906447</text:p>
              </table:table-cell>
              <table:table-cell office:value-type="float" office:value="2.36343052022475">
                <text:p>2.36343052022475</text:p>
              </table:table-cell>
              <table:table-cell office:value-type="float" office:value="2.00519400436391">
                <text:p>2.00519400436391</text:p>
              </table:table-cell>
              <table:table-cell office:value-type="float" office:value="2.08120815281607">
                <text:p>2.08120815281607</text:p>
              </table:table-cell>
              <table:table-cell office:value-type="float" office:value="3.20144647657995">
                <text:p>3.20144647657995</text:p>
              </table:table-cell>
              <table:table-cell office:value-type="float" office:value="2.11288266899913">
                <text:p>2.11288266899913</text:p>
              </table:table-cell>
              <table:table-cell office:value-type="float" office:value="1.27021829599916">
                <text:p>1.27021829599916</text:p>
              </table:table-cell>
              <table:table-cell office:value-type="float" office:value="1.85207009857612">
                <text:p>1.85207009857612</text:p>
              </table:table-cell>
              <table:table-cell office:value-type="float" office:value="1.34423492749936">
                <text:p>1.34423492749936</text:p>
              </table:table-cell>
              <table:table-cell office:value-type="float" office:value="1.21636358404788">
                <text:p>1.21636358404788</text:p>
              </table:table-cell>
              <table:table-cell office:value-type="float" office:value="1.09221149995479">
                <text:p>1.09221149995479</text:p>
              </table:table-cell>
              <table:table-cell office:value-type="float" office:value="1.22359870906117">
                <text:p>1.22359870906117</text:p>
              </table:table-cell>
              <table:table-cell office:value-type="float" office:value="1.62197367916203">
                <text:p>1.62197367916203</text:p>
              </table:table-cell>
              <table:table-cell office:value-type="float" office:value="1.11107168670741">
                <text:p>1.11107168670741</text:p>
              </table:table-cell>
              <table:table-cell office:value-type="float" office:value="1.26001490312966">
                <text:p>1.26001490312966</text:p>
              </table:table-cell>
              <table:table-cell office:value-type="float" office:value="1.10794129209802">
                <text:p>1.10794129209802</text:p>
              </table:table-cell>
              <table:table-cell office:value-type="float" office:value="1.50772166345674">
                <text:p>1.50772166345674</text:p>
              </table:table-cell>
              <table:table-cell office:value-type="float" office:value="0.968387414525754">
                <text:p>0.968387414525754</text:p>
              </table:table-cell>
              <table:table-cell office:value-type="float" office:value="1.15056543690377">
                <text:p>1.15056543690377</text:p>
              </table:table-cell>
              <table:table-cell office:value-type="float" office:value="1.85243531035692">
                <text:p>1.85243531035692</text:p>
              </table:table-cell>
              <table:table-cell office:value-type="float" office:value="1.08589886846736">
                <text:p>1.08589886846736</text:p>
              </table:table-cell>
              <table:table-cell office:value-type="float" office:value="1.10913312693498">
                <text:p>1.10913312693498</text:p>
              </table:table-cell>
              <table:table-cell office:value-type="float" office:value="0.992976686828352">
                <text:p>0.992976686828352</text:p>
              </table:table-cell>
            </table:table-row>
            <table:table-row>
              <table:table-cell office:value-type="string">
                <text:p>gpu</text:p>
                <draw:g>
                  <svg:desc>Sheet1.C35:Sheet1.C35</svg:desc>
                </draw:g>
              </table:table-cell>
              <table:table-cell office:value-type="float" office:value="0.2">
                <text:p>0.2</text:p>
                <draw:g>
                  <svg:desc>Sheet1.D35:Sheet1.AA3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line" chart:style-name="ch1">
        <chart:title svg:x="5.05cm" svg:y="0.315cm" chart:style-name="ch2">
          <text:p>Speed-up tour parallèle (128)</text:p>
        </chart:title>
        <chart:legend chart:legend-position="end" svg:x="13.025cm" svg:y="3.589cm" style:legend-expansion="high" chart:style-name="ch3"/>
        <chart:plot-area chart:style-name="ch4" table:cell-range-address="Sheet1.D31:Sheet1.AA31 Sheet1.C40:Sheet1.AA41 Sheet1.C43:Sheet1.AA43" chart:data-source-has-labels="both" svg:x="0.32cm" svg:y="1.434cm" svg:width="12.385cm" svg:height="7.396cm">
          <chartooo:coordinate-region svg:x="1.047cm" svg:y="1.673cm" svg:width="11.326cm" svg:height="5.954cm"/>
          <chart:axis chart:dimension="x" chart:name="primary-x" chart:style-name="ch5" chartooo:axis-type="auto">
            <chartooo:date-scale/>
            <chart:categories table:cell-range-address="Sheet1.D31:Sheet1.A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0:Sheet1.AA40" chart:label-cell-address="Sheet1.C40:Sheet1.C40" chart:class="chart:line">
            <chart:data-point chart:repeated="24"/>
          </chart:series>
          <chart:series chart:style-name="ch8" chart:values-cell-range-address="Sheet1.D41:Sheet1.AA41" chart:label-cell-address="Sheet1.C41:Sheet1.C41" chart:class="chart:line">
            <chart:data-point chart:repeated="24"/>
          </chart:series>
          <chart:series chart:style-name="ch9" chart:values-cell-range-address="Sheet1.D43:Sheet1.AA43" chart:label-cell-address="Sheet1.C43:Sheet1.C43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31:Sheet1.AA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40:Sheet1.C40</svg:desc>
                </draw:g>
              </table:table-cell>
              <table:table-cell office:value-type="float" office:value="0.759854305957489">
                <text:p>0.759854305957489</text:p>
                <draw:g>
                  <svg:desc>Sheet1.D40:Sheet1.AA40</svg:desc>
                </draw:g>
              </table:table-cell>
              <table:table-cell office:value-type="float" office:value="1.34570707882137">
                <text:p>1.34570707882137</text:p>
              </table:table-cell>
              <table:table-cell office:value-type="float" office:value="1.79843687934126">
                <text:p>1.79843687934126</text:p>
              </table:table-cell>
              <table:table-cell office:value-type="float" office:value="1.03408066766256">
                <text:p>1.03408066766256</text:p>
              </table:table-cell>
              <table:table-cell office:value-type="float" office:value="1.25986342373238">
                <text:p>1.25986342373238</text:p>
              </table:table-cell>
              <table:table-cell office:value-type="float" office:value="2.71545282131916">
                <text:p>2.71545282131916</text:p>
              </table:table-cell>
              <table:table-cell office:value-type="float" office:value="1.58981683591155">
                <text:p>1.58981683591155</text:p>
              </table:table-cell>
              <table:table-cell office:value-type="float" office:value="0.857699475710658">
                <text:p>0.857699475710658</text:p>
              </table:table-cell>
              <table:table-cell office:value-type="float" office:value="1.56923523681055">
                <text:p>1.56923523681055</text:p>
              </table:table-cell>
              <table:table-cell office:value-type="float" office:value="1.00429248874421">
                <text:p>1.00429248874421</text:p>
              </table:table-cell>
              <table:table-cell office:value-type="float" office:value="0.978390248745758">
                <text:p>0.978390248745758</text:p>
              </table:table-cell>
              <table:table-cell office:value-type="float" office:value="0.893210768500696">
                <text:p>0.893210768500696</text:p>
              </table:table-cell>
              <table:table-cell office:value-type="float" office:value="1.13836922470559">
                <text:p>1.13836922470559</text:p>
              </table:table-cell>
              <table:table-cell office:value-type="float" office:value="1.55483056589414">
                <text:p>1.55483056589414</text:p>
              </table:table-cell>
              <table:table-cell office:value-type="float" office:value="0.891490029748442">
                <text:p>0.891490029748442</text:p>
              </table:table-cell>
              <table:table-cell office:value-type="float" office:value="0.935348245094864">
                <text:p>0.935348245094864</text:p>
              </table:table-cell>
              <table:table-cell office:value-type="float" office:value="0.877802755202029">
                <text:p>0.877802755202029</text:p>
              </table:table-cell>
              <table:table-cell office:value-type="float" office:value="1.28253047099896">
                <text:p>1.28253047099896</text:p>
              </table:table-cell>
              <table:table-cell office:value-type="float" office:value="0.775831087151842">
                <text:p>0.775831087151842</text:p>
              </table:table-cell>
              <table:table-cell office:value-type="float" office:value="0.841947870490436">
                <text:p>0.841947870490436</text:p>
              </table:table-cell>
              <table:table-cell office:value-type="float" office:value="1.22390993044596">
                <text:p>1.22390993044596</text:p>
              </table:table-cell>
              <table:table-cell office:value-type="float" office:value="0.994431813459815">
                <text:p>0.994431813459815</text:p>
              </table:table-cell>
              <table:table-cell office:value-type="float" office:value="0.831054600295673">
                <text:p>0.831054600295673</text:p>
              </table:table-cell>
              <table:table-cell office:value-type="float" office:value="0.72678247589959">
                <text:p>0.72678247589959</text:p>
              </table:table-cell>
            </table:table-row>
            <table:table-row>
              <table:table-cell office:value-type="string">
                <text:p>omp_swap</text:p>
                <draw:g>
                  <svg:desc>Sheet1.C41:Sheet1.C41</svg:desc>
                </draw:g>
              </table:table-cell>
              <table:table-cell office:value-type="float" office:value="0.860563438164614">
                <text:p>0.860563438164614</text:p>
                <draw:g>
                  <svg:desc>Sheet1.D41:Sheet1.AA41</svg:desc>
                </draw:g>
              </table:table-cell>
              <table:table-cell office:value-type="float" office:value="1.75956094742923">
                <text:p>1.75956094742923</text:p>
              </table:table-cell>
              <table:table-cell office:value-type="float" office:value="2.37953125">
                <text:p>2.37953125</text:p>
              </table:table-cell>
              <table:table-cell office:value-type="float" office:value="2.00602337500599">
                <text:p>2.00602337500599</text:p>
              </table:table-cell>
              <table:table-cell office:value-type="float" office:value="2.09424928116015">
                <text:p>2.09424928116015</text:p>
              </table:table-cell>
              <table:table-cell office:value-type="float" office:value="3.18689241890992">
                <text:p>3.18689241890992</text:p>
              </table:table-cell>
              <table:table-cell office:value-type="float" office:value="2.10078880375215">
                <text:p>2.10078880375215</text:p>
              </table:table-cell>
              <table:table-cell office:value-type="float" office:value="1.26245544226146">
                <text:p>1.26245544226146</text:p>
              </table:table-cell>
              <table:table-cell office:value-type="float" office:value="1.83227055465016">
                <text:p>1.83227055465016</text:p>
              </table:table-cell>
              <table:table-cell office:value-type="float" office:value="1.34875164045957">
                <text:p>1.34875164045957</text:p>
              </table:table-cell>
              <table:table-cell office:value-type="float" office:value="1.19655573888758">
                <text:p>1.19655573888758</text:p>
              </table:table-cell>
              <table:table-cell office:value-type="float" office:value="1.09884552312234">
                <text:p>1.09884552312234</text:p>
              </table:table-cell>
              <table:table-cell office:value-type="float" office:value="1.24322057797634">
                <text:p>1.24322057797634</text:p>
              </table:table-cell>
              <table:table-cell office:value-type="float" office:value="1.68276243093923">
                <text:p>1.68276243093923</text:p>
              </table:table-cell>
              <table:table-cell office:value-type="float" office:value="1.10922839567483">
                <text:p>1.10922839567483</text:p>
              </table:table-cell>
              <table:table-cell office:value-type="float" office:value="1.26357910616632">
                <text:p>1.26357910616632</text:p>
              </table:table-cell>
              <table:table-cell office:value-type="float" office:value="1.12297719441726">
                <text:p>1.12297719441726</text:p>
              </table:table-cell>
              <table:table-cell office:value-type="float" office:value="1.52072950425302">
                <text:p>1.52072950425302</text:p>
              </table:table-cell>
              <table:table-cell office:value-type="float" office:value="0.991400942167933">
                <text:p>0.991400942167933</text:p>
              </table:table-cell>
              <table:table-cell office:value-type="float" office:value="1.16398921608138">
                <text:p>1.16398921608138</text:p>
              </table:table-cell>
              <table:table-cell office:value-type="float" office:value="1.55657870284334">
                <text:p>1.55657870284334</text:p>
              </table:table-cell>
              <table:table-cell office:value-type="float" office:value="1.08935608474554">
                <text:p>1.08935608474554</text:p>
              </table:table-cell>
              <table:table-cell office:value-type="float" office:value="1.09908343557477">
                <text:p>1.09908343557477</text:p>
              </table:table-cell>
              <table:table-cell office:value-type="float" office:value="0.998004217951315">
                <text:p>0.998004217951315</text:p>
              </table:table-cell>
            </table:table-row>
            <table:table-row>
              <table:table-cell office:value-type="string">
                <text:p>gpu</text:p>
                <draw:g>
                  <svg:desc>Sheet1.C43:Sheet1.C43</svg:desc>
                </draw:g>
              </table:table-cell>
              <table:table-cell office:value-type="float" office:value="0.2">
                <text:p>0.2</text:p>
                <draw:g>
                  <svg:desc>Sheet1.D43:Sheet1.AA43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line" chart:style-name="ch1">
        <chart:title svg:x="5.05cm" svg:y="0.315cm" chart:style-name="ch2">
          <text:p>Speed-up tour parallèle (512)</text:p>
        </chart:title>
        <chart:legend chart:legend-position="end" svg:x="13.025cm" svg:y="3.589cm" style:legend-expansion="high" chart:style-name="ch3"/>
        <chart:plot-area chart:style-name="ch4" table:cell-range-address="Sheet1.D31:Sheet1.AA31 Sheet1.C44:Sheet1.AA45 Sheet1.C47:Sheet1.AA47" chart:data-source-has-labels="both" svg:x="1.411cm" svg:y="1.434cm" svg:width="11.294cm" svg:height="6.335cm">
          <chartooo:coordinate-region svg:x="2.138cm" svg:y="1.673cm" svg:width="10.235cm" svg:height="4.893cm"/>
          <chart:axis chart:dimension="x" chart:name="primary-x" chart:style-name="ch5" chartooo:axis-type="auto">
            <chartooo:date-scale/>
            <chart:title svg:x="6.405cm" svg:y="7.949cm" chart:style-name="ch6">
              <text:p>Threads</text:p>
            </chart:title>
            <chart:categories table:cell-range-address="Sheet1.D31:Sheet1.AA31"/>
          </chart:axis>
          <chart:axis chart:dimension="y" chart:name="primary-y" chart:style-name="ch5">
            <chart:title svg:x="0.451cm" svg:y="5.373cm" chart:style-name="ch7">
              <text:p>Speed-up</text:p>
            </chart:title>
            <chart:grid chart:style-name="ch8" chart:class="major"/>
          </chart:axis>
          <chart:series chart:style-name="ch9" chart:values-cell-range-address="Sheet1.D44:Sheet1.AA44" chart:label-cell-address="Sheet1.C44:Sheet1.C44" chart:class="chart:line">
            <chart:data-point chart:repeated="24"/>
          </chart:series>
          <chart:series chart:style-name="ch10" chart:values-cell-range-address="Sheet1.D45:Sheet1.AA45" chart:label-cell-address="Sheet1.C45:Sheet1.C45" chart:class="chart:line">
            <chart:data-point chart:repeated="24"/>
          </chart:series>
          <chart:series chart:style-name="ch11" chart:values-cell-range-address="Sheet1.D47:Sheet1.AA47" chart:label-cell-address="Sheet1.C47:Sheet1.C47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31:Sheet1.AA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omp</text:p>
                <draw:g>
                  <svg:desc>Sheet1.C44:Sheet1.C44</svg:desc>
                </draw:g>
              </table:table-cell>
              <table:table-cell office:value-type="float" office:value="0.650009377724229">
                <text:p>0.650009377724229</text:p>
                <draw:g>
                  <svg:desc>Sheet1.D44:Sheet1.AA44</svg:desc>
                </draw:g>
              </table:table-cell>
              <table:table-cell office:value-type="float" office:value="1.28927430318297">
                <text:p>1.28927430318297</text:p>
              </table:table-cell>
              <table:table-cell office:value-type="float" office:value="1.91139938071207">
                <text:p>1.91139938071207</text:p>
              </table:table-cell>
              <table:table-cell office:value-type="float" office:value="1.84900090099664">
                <text:p>1.84900090099664</text:p>
              </table:table-cell>
              <table:table-cell office:value-type="float" office:value="3.13679074169142">
                <text:p>3.13679074169142</text:p>
              </table:table-cell>
              <table:table-cell office:value-type="float" office:value="3.91070390444174">
                <text:p>3.91070390444174</text:p>
              </table:table-cell>
              <table:table-cell office:value-type="float" office:value="1.80912686497667">
                <text:p>1.80912686497667</text:p>
              </table:table-cell>
              <table:table-cell office:value-type="float" office:value="2.22934970608199">
                <text:p>2.22934970608199</text:p>
              </table:table-cell>
              <table:table-cell office:value-type="float" office:value="2.54313536601617">
                <text:p>2.54313536601617</text:p>
              </table:table-cell>
              <table:table-cell office:value-type="float" office:value="5.90244783066015">
                <text:p>5.90244783066015</text:p>
              </table:table-cell>
              <table:table-cell office:value-type="float" office:value="2.94144722503057">
                <text:p>2.94144722503057</text:p>
              </table:table-cell>
              <table:table-cell office:value-type="float" office:value="3.2143476163977">
                <text:p>3.2143476163977</text:p>
              </table:table-cell>
              <table:table-cell office:value-type="float" office:value="2.913638112302">
                <text:p>2.913638112302</text:p>
              </table:table-cell>
              <table:table-cell office:value-type="float" office:value="2.85830588052105">
                <text:p>2.85830588052105</text:p>
              </table:table-cell>
              <table:table-cell office:value-type="float" office:value="4.83919782667462">
                <text:p>4.83919782667462</text:p>
              </table:table-cell>
              <table:table-cell office:value-type="float" office:value="3.29088714406823">
                <text:p>3.29088714406823</text:p>
              </table:table-cell>
              <table:table-cell office:value-type="float" office:value="5.15672275159357">
                <text:p>5.15672275159357</text:p>
              </table:table-cell>
              <table:table-cell office:value-type="float" office:value="3.61719482553766">
                <text:p>3.61719482553766</text:p>
              </table:table-cell>
              <table:table-cell office:value-type="float" office:value="2.83295263194033">
                <text:p>2.83295263194033</text:p>
              </table:table-cell>
              <table:table-cell office:value-type="float" office:value="3.13853377439495">
                <text:p>3.13853377439495</text:p>
              </table:table-cell>
              <table:table-cell office:value-type="float" office:value="3.10030515427323">
                <text:p>3.10030515427323</text:p>
              </table:table-cell>
              <table:table-cell office:value-type="float" office:value="3.21842153748317">
                <text:p>3.21842153748317</text:p>
              </table:table-cell>
              <table:table-cell office:value-type="float" office:value="3.30430109987338">
                <text:p>3.30430109987338</text:p>
              </table:table-cell>
              <table:table-cell office:value-type="float" office:value="3.23074886569399">
                <text:p>3.23074886569399</text:p>
              </table:table-cell>
            </table:table-row>
            <table:table-row>
              <table:table-cell office:value-type="string">
                <text:p>omp_swap</text:p>
                <draw:g>
                  <svg:desc>Sheet1.C45:Sheet1.C45</svg:desc>
                </draw:g>
              </table:table-cell>
              <table:table-cell office:value-type="float" office:value="1.00498253283315">
                <text:p>1.00498253283315</text:p>
                <draw:g>
                  <svg:desc>Sheet1.D45:Sheet1.AA45</svg:desc>
                </draw:g>
              </table:table-cell>
              <table:table-cell office:value-type="float" office:value="1.99868926670447">
                <text:p>1.99868926670447</text:p>
              </table:table-cell>
              <table:table-cell office:value-type="float" office:value="2.95721929149123">
                <text:p>2.95721929149123</text:p>
              </table:table-cell>
              <table:table-cell office:value-type="float" office:value="2.87154929502778">
                <text:p>2.87154929502778</text:p>
              </table:table-cell>
              <table:table-cell office:value-type="float" office:value="4.81305238084128">
                <text:p>4.81305238084128</text:p>
              </table:table-cell>
              <table:table-cell office:value-type="float" office:value="5.65920316445527">
                <text:p>5.65920316445527</text:p>
              </table:table-cell>
              <table:table-cell office:value-type="float" office:value="2.33755504438894">
                <text:p>2.33755504438894</text:p>
              </table:table-cell>
              <table:table-cell office:value-type="float" office:value="2.50201246230784">
                <text:p>2.50201246230784</text:p>
              </table:table-cell>
              <table:table-cell office:value-type="float" office:value="2.92672409133901">
                <text:p>2.92672409133901</text:p>
              </table:table-cell>
              <table:table-cell office:value-type="float" office:value="7.57985453158435">
                <text:p>7.57985453158435</text:p>
              </table:table-cell>
              <table:table-cell office:value-type="float" office:value="3.28736604710528">
                <text:p>3.28736604710528</text:p>
              </table:table-cell>
              <table:table-cell office:value-type="float" office:value="3.6557069248646">
                <text:p>3.6557069248646</text:p>
              </table:table-cell>
              <table:table-cell office:value-type="float" office:value="3.67026056162022">
                <text:p>3.67026056162022</text:p>
              </table:table-cell>
              <table:table-cell office:value-type="float" office:value="3.70904680853978">
                <text:p>3.70904680853978</text:p>
              </table:table-cell>
              <table:table-cell office:value-type="float" office:value="6.42379546522853">
                <text:p>6.42379546522853</text:p>
              </table:table-cell>
              <table:table-cell office:value-type="float" office:value="3.91207412839">
                <text:p>3.91207412839</text:p>
              </table:table-cell>
              <table:table-cell office:value-type="float" office:value="6.96426826053127">
                <text:p>6.96426826053127</text:p>
              </table:table-cell>
              <table:table-cell office:value-type="float" office:value="4.41556467904589">
                <text:p>4.41556467904589</text:p>
              </table:table-cell>
              <table:table-cell office:value-type="float" office:value="3.13014774523773">
                <text:p>3.13014774523773</text:p>
              </table:table-cell>
              <table:table-cell office:value-type="float" office:value="3.16600077028146">
                <text:p>3.16600077028146</text:p>
              </table:table-cell>
              <table:table-cell office:value-type="float" office:value="3.31436761998901">
                <text:p>3.31436761998901</text:p>
              </table:table-cell>
              <table:table-cell office:value-type="float" office:value="3.36824079516581">
                <text:p>3.36824079516581</text:p>
              </table:table-cell>
              <table:table-cell office:value-type="float" office:value="3.53714579650624">
                <text:p>3.53714579650624</text:p>
              </table:table-cell>
              <table:table-cell office:value-type="float" office:value="3.69662757398994">
                <text:p>3.69662757398994</text:p>
              </table:table-cell>
            </table:table-row>
            <table:table-row>
              <table:table-cell office:value-type="string">
                <text:p>gpu</text:p>
                <draw:g>
                  <svg:desc>Sheet1.C47:Sheet1.C47</svg:desc>
                </draw:g>
              </table:table-cell>
              <table:table-cell office:value-type="float" office:value="1.3">
                <text:p>1.3</text:p>
                <draw:g>
                  <svg:desc>Sheet1.D47:Sheet1.AA47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